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icrosoftSansSerif1" svg:font-family="MicrosoftSansSerif"/>
    <style:font-face style:name="Tahoma1" svg:font-family="Tahoma"/>
    <style:font-face style:name="Arial" svg:font-family="Arial"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MicrosoftSansSerif" svg:font-family="MicrosoftSansSerif" style:font-pitch="variable"/>
    <style:font-face style:name="SimSun" svg:font-family="SimSun, 宋体"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style style:name="gr1" style:family="graphic" style:parent-style-name="standard">
      <style:graphic-properties draw:stroke="solid" svg:stroke-width="0.019cm" svg:stroke-color="#000000" draw:stroke-linejoin="miter" svg:stroke-linecap="round" draw:fill="none" fo:padding-top="0.009cm" fo:padding-bottom="0.009cm" fo:padding-left="0.009cm" fo:padding-right="0.009cm"/>
    </style:style>
    <style:style style:name="gr2" style:family="graphic" style:parent-style-name="standard">
      <style:graphic-properties draw:stroke="none" svg:stroke-color="#000000" draw:fill="none" draw:fill-color="#ffffff" fo:min-height="1.25cm"/>
    </style:style>
    <style:style style:name="gr3" style:family="graphic" style:parent-style-name="standard">
      <style:graphic-properties draw:stroke="none" svg:stroke-color="#000000" draw:fill="none" draw:fill-color="#ffffff" draw:textarea-horizontal-align="left" draw:auto-grow-height="true" draw:auto-grow-width="true" fo:min-height="0.395cm" fo:min-width="9.413cm"/>
    </style:style>
    <style:style style:name="gr4" style:family="graphic" style:parent-style-name="standard">
      <style:graphic-properties draw:stroke="solid" svg:stroke-width="0.019cm" svg:stroke-color="#000000" draw:stroke-linejoin="miter" svg:stroke-linecap="square" draw:fill="none" fo:padding-top="0.009cm" fo:padding-bottom="0.009cm" fo:padding-left="0.009cm" fo:padding-right="0.009cm"/>
    </style:style>
    <style:style style:name="gr5" style:family="graphic" style:parent-style-name="standard">
      <style:graphic-properties draw:stroke="solid" svg:stroke-width="0.009cm" svg:stroke-color="#000000" draw:stroke-linejoin="miter" svg:stroke-linecap="square" draw:fill="solid" draw:fill-color="#000000" fo:padding-top="0.004cm" fo:padding-bottom="0.004cm" fo:padding-left="0.004cm" fo:padding-right="0.004cm"/>
    </style:style>
    <style:style style:name="gr6" style:family="graphic" style:parent-style-name="standard">
      <style:graphic-properties draw:stroke="none" draw:fill="none" draw:textarea-horizontal-align="left" draw:textarea-vertical-align="top" draw:auto-grow-height="true" draw:auto-grow-width="true" fo:min-height="0.383cm" fo:min-width="0.802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357cm" fo:min-width="0.527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268cm" fo:min-width="2.78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289cm" fo:min-width="1.268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268cm" fo:min-width="3.562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268cm" fo:min-width="3.181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268cm" fo:min-width="0.383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268cm" fo:min-width="3.236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289cm" fo:min-width="1.23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268cm" fo:min-width="3.304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268cm" fo:min-width="3.368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268cm" fo:min-width="4.079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289cm" fo:min-width="1.323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268cm" fo:min-width="4.328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289cm" fo:min-width="1.285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268cm" fo:min-width="0.43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268cm" fo:min-width="3.931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289cm" fo:min-width="1.225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268cm" fo:min-width="3.986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268cm" fo:min-width="3.812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314cm" fo:min-width="1.403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268cm" fo:min-width="3.363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289cm" fo:min-width="1.281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268cm" fo:min-width="0.85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268cm" fo:min-width="3.38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268cm" fo:min-width="3.418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268cm" fo:min-width="1.458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268cm" fo:min-width="3.325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268cm" fo:min-width="0.514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383cm" fo:min-width="0.62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268cm" fo:min-width="2.648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268cm" fo:min-width="3.308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357cm" fo:min-width="0.328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268cm" fo:min-width="2.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289cm" fo:min-width="1.297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357cm" fo:min-width="0.413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357cm" fo:min-width="0.349cm" fo:padding-top="0cm" fo:padding-bottom="0cm" fo:padding-left="0cm" fo:padding-right="0cm"/>
    </style:style>
    <style:style style:name="gr43" style:family="graphic" style:parent-style-name="standard">
      <style:graphic-properties draw:stroke="solid" svg:stroke-width="0.019cm" svg:stroke-color="#000000" draw:stroke-linejoin="miter" svg:stroke-linecap="round" draw:fill="solid" draw:fill-color="#000000" fo:padding-top="0.009cm" fo:padding-bottom="0.009cm" fo:padding-left="0.009cm" fo:padding-right="0.009cm"/>
    </style:style>
    <style:style style:name="gr44" style:family="graphic" style:parent-style-name="standard">
      <style:graphic-properties draw:stroke="none" draw:fill="none" draw:textarea-horizontal-align="left" draw:textarea-vertical-align="top" draw:auto-grow-height="true" draw:auto-grow-width="true" fo:min-height="0.383cm" fo:min-width="0.717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204cm" fo:min-width="0.387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204cm" fo:min-width="0.243cm" fo:padding-top="0cm" fo:padding-bottom="0cm" fo:padding-left="0cm" fo:padding-right="0cm"/>
    </style:style>
    <style:style style:name="gr47" style:family="graphic" style:parent-style-name="standard">
      <style:graphic-properties draw:stroke="solid" svg:stroke-width="0.019cm" svg:stroke-color="#000000" draw:stroke-linejoin="round" svg:stroke-linecap="square" draw:fill="none" fo:padding-top="0.009cm" fo:padding-bottom="0.009cm" fo:padding-left="0.009cm" fo:padding-right="0.009cm"/>
    </style:style>
    <style:style style:name="gr48" style:family="graphic" style:parent-style-name="standard">
      <style:graphic-properties draw:stroke="none" draw:fill="none" draw:textarea-horizontal-align="left" draw:textarea-vertical-align="top" draw:auto-grow-height="true" draw:auto-grow-width="true" fo:min-height="0.251cm" fo:min-width="0.307cm" fo:padding-top="0cm" fo:padding-bottom="0cm" fo:padding-left="0cm" fo:padding-right="0cm"/>
    </style:style>
    <style:style style:name="gr49" style:family="graphic" style:parent-style-name="standard">
      <style:graphic-properties draw:stroke="solid" svg:stroke-width="0.019cm" svg:stroke-color="#000000" draw:marker-start="" draw:marker-end="" draw:stroke-linejoin="miter" svg:stroke-linecap="square" draw:fill="none" fo:padding-top="0.009cm" fo:padding-bottom="0.009cm" fo:padding-left="0.009cm" fo:padding-right="0.009cm"/>
    </style:style>
    <style:style style:name="gr50" style:family="graphic" style:parent-style-name="standard">
      <style:graphic-properties draw:stroke="none" svg:stroke-color="#000000" draw:fill="none" draw:fill-color="#ffffff" fo:min-height="0.865cm"/>
    </style:style>
    <style:style style:name="gr51" style:family="graphic" style:parent-style-name="standard">
      <style:graphic-properties draw:stroke="none" svg:stroke-color="#000000" draw:fill="none" draw:fill-color="#ffffff" draw:textarea-horizontal-align="left" draw:auto-grow-height="true" draw:auto-grow-width="false" fo:min-height="3.25cm" fo:min-width="0cm"/>
    </style:style>
    <style:style style:name="P1" style:family="paragraph">
      <loext:graphic-properties draw:fill="none"/>
    </style:style>
    <style:style style:name="P2" style:family="paragraph">
      <style:paragraph-properties style:text-autospace="none"/>
    </style:style>
    <style:style style:name="P3" style:family="paragraph">
      <loext:graphic-properties draw:fill="none" draw:fill-color="#ffffff"/>
      <style:paragraph-properties style:text-autospace="none"/>
      <style:text-properties fo:font-size="10pt" style:font-size-asian="10pt" style:font-size-complex="10pt"/>
    </style:style>
    <style:style style:name="P4" style:family="paragraph">
      <style:paragraph-properties fo:text-align="start" style:text-autospace="none"/>
    </style:style>
    <style:style style:name="P5" style:family="paragraph">
      <loext:graphic-properties draw:fill="none" draw:fill-color="#ffffff"/>
      <style:paragraph-properties fo:text-align="start" style:text-autospace="none"/>
      <style:text-properties fo:font-size="10pt" style:font-size-asian="10pt" style:font-size-complex="10pt"/>
    </style:style>
    <style:style style:name="P6" style:family="paragraph">
      <loext:graphic-properties draw:fill="solid" draw:fill-color="#000000"/>
    </style:style>
    <style:style style:name="P7" style:family="paragraph">
      <style:paragraph-properties fo:text-align="start" style:writing-mode="lr-tb"/>
    </style:style>
    <style:style style:name="P8" style:family="paragraph">
      <loext:graphic-properties draw:fill="none"/>
      <style:text-properties fo:font-size="9pt" style:font-size-asian="9pt" style:font-size-complex="9pt"/>
    </style:style>
    <style:style style:name="P9" style:family="paragraph">
      <loext:graphic-properties draw:fill="none"/>
      <style:text-properties fo:font-size="8.5pt" style:font-size-asian="8.5pt" style:font-size-complex="8.5pt"/>
    </style:style>
    <style:style style:name="P10" style:family="paragraph">
      <loext:graphic-properties draw:fill="none"/>
      <style:text-properties fo:font-size="6.19999980926514pt" style:font-size-asian="6.19999980926514pt" style:font-size-complex="6.19999980926514pt"/>
    </style:style>
    <style:style style:name="P11" style:family="paragraph">
      <loext:graphic-properties draw:fill="none"/>
      <style:text-properties fo:font-size="7.30000019073486pt" style:font-size-asian="7.30000019073486pt" style:font-size-complex="7.30000019073486pt"/>
    </style:style>
    <style:style style:name="P12" style:family="paragraph">
      <loext:graphic-properties draw:fill="none"/>
      <style:text-properties fo:font-size="5.09999990463257pt" style:font-size-asian="5.09999990463257pt" style:font-size-complex="5.09999990463257pt"/>
    </style:style>
    <style:style style:name="P13" style:family="paragraph">
      <style:text-properties fo:font-size="11pt" style:font-size-asian="24pt" style:font-size-complex="24pt"/>
    </style:style>
    <style:style style:name="P14" style:family="paragraph">
      <loext:graphic-properties draw:fill="none" draw:fill-color="#ffffff"/>
      <style:text-properties fo:font-size="11pt" style:font-size-asian="24pt" style:font-size-complex="24pt"/>
    </style:style>
    <style:style style:name="T1"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3" style:family="text">
      <style:text-properties fo:color="#000000" fo:font-size="10pt" fo:language="en" fo:country="US" fo:font-weight="bold" style:font-size-asian="10pt" style:font-weight-asian="bold" style:font-name-complex="Times New Roman" style:font-size-complex="10pt" style:language-complex="ar" style:country-complex="SA" style:font-weight-complex="bold"/>
    </style:style>
    <style:style style:name="T4" style:family="text">
      <style:text-properties fo:color="#000000" fo:font-size="10pt" fo:language="en" fo:country="US" style:font-size-asian="10pt" style:font-name-complex="Times New Roman" style:font-size-complex="10pt" style:language-complex="ar" style:country-complex="SA"/>
    </style:style>
    <style:style style:name="T5" style:family="text">
      <style:text-properties fo:color="#000000" fo:font-size="10pt" fo:language="en" fo:country="US" style:font-name-asian="SimSun" style:font-size-asian="10pt" style:language-asian="zh" style:country-asian="CN" style:font-name-complex="Times New Roman" style:font-size-complex="10pt" style:language-complex="ar" style:country-complex="SA" style:font-weight-complex="bold"/>
    </style:style>
    <style:style style:name="T6" style:family="text">
      <style:text-properties fo:color="#000000" style:font-name="Tahoma1" fo:font-size="9pt" fo:font-weight="bold" style:font-size-asian="9pt" style:font-name-complex="Tahoma1" style:font-size-complex="9pt" style:font-weight-complex="bold"/>
    </style:style>
    <style:style style:name="T7" style:family="text">
      <style:text-properties fo:color="#000000" style:font-name="Tahoma1" fo:font-size="8.5pt" fo:font-weight="bold" style:font-size-asian="8.5pt" style:font-name-complex="Tahoma1" style:font-size-complex="8.5pt" style:font-weight-complex="bold"/>
    </style:style>
    <style:style style:name="T8" style:family="text">
      <style:text-properties fo:color="#000000" style:font-name="Tahoma1" fo:font-size="6.19999980926514pt" style:font-size-asian="6.19999980926514pt" style:font-name-complex="Tahoma1" style:font-size-complex="6.19999980926514pt"/>
    </style:style>
    <style:style style:name="T9" style:family="text">
      <style:text-properties fo:color="#000000" style:font-name="Arial1" fo:font-size="7.30000019073486pt" style:font-size-asian="7.30000019073486pt" style:font-name-complex="Arial1" style:font-size-complex="7.30000019073486pt"/>
    </style:style>
    <style:style style:name="T10" style:family="text">
      <style:text-properties fo:color="#000000" style:font-name="Tahoma1" fo:font-size="7.30000019073486pt" style:font-size-asian="7.30000019073486pt" style:font-name-complex="Tahoma1" style:font-size-complex="7.30000019073486pt"/>
    </style:style>
    <style:style style:name="T11" style:family="text">
      <style:text-properties fo:color="#000000" style:font-name="Tahoma1" fo:font-size="8.5pt" style:font-size-asian="8.5pt" style:font-name-complex="Tahoma1" style:font-size-complex="8.5pt"/>
    </style:style>
    <style:style style:name="T12" style:family="text">
      <style:text-properties fo:color="#000000" style:font-name="MicrosoftSansSerif1" fo:font-size="5.09999990463257pt" style:font-size-asian="5.09999990463257pt" style:font-name-complex="MicrosoftSansSerif1" style:font-size-complex="5.09999990463257pt"/>
    </style:style>
    <style:style style:name="T13" style:family="text">
      <style:text-properties fo:color="#000000" style:font-name="MicrosoftSansSerif1" fo:font-size="6.19999980926514pt" style:font-size-asian="6.19999980926514pt" style:font-name-complex="MicrosoftSansSerif1" style:font-size-complex="6.19999980926514pt"/>
    </style:style>
    <style:style style:name="T14" style:family="text">
      <style:text-properties fo:font-size="11pt" style:font-size-asian="24pt" style:font-size-complex="24pt"/>
    </style:style>
    <style:style style:name="T15" style:family="text">
      <style:text-properties fo:font-variant="normal" fo:text-transform="none" fo:color="#000000" style:text-outline="false" style:text-line-through-style="none" style:text-line-through-type="none" style:font-name="Liberation Sans" fo:font-size="10pt" fo:language="en" fo:country="US" fo:font-style="normal" fo:text-shadow="none" style:text-underline-style="none" fo:font-weight="normal" style:letter-kerning="true" style:font-name-asian="Microsoft YaHei" style:font-size-asian="10pt" style:font-style-asian="normal" style:font-weight-asian="normal" style:font-name-complex="Mangal" style:font-size-complex="10pt" style:language-complex="ar" style:country-complex="SA" style:font-style-complex="normal" style:font-weight-complex="normal" style:text-emphasize="none" style:font-relief="none" style:text-overline-style="none" style:text-overline-color="font-color"/>
    </style:style>
    <style:style style:name="T16" style:family="text">
      <style:text-properties fo:color="#000000" fo:font-size="10pt" fo:language="en" fo:country="US" style:font-size-asian="10pt" style:language-asian="en" style:country-asian="US" style:font-name-complex="Times New Roman" style:font-size-complex="10pt" style:language-complex="ar" style:country-complex="SA"/>
    </style:style>
    <style:style style:name="T17" style:family="text">
      <style:text-properties fo:color="#000000" fo:font-size="10pt" fo:language="en" fo:country="US" style:font-size-asian="10pt" style:font-name-complex="Times New Roman" style:font-size-complex="10pt" style:language-complex="ar" style:country-complex="SA" style:font-weight-complex="bold"/>
    </style:style>
    <style:style style:name="T18" style:family="text">
      <style:text-properties fo:color="#000000" style:font-name="Times New Roman" fo:font-size="10pt" fo:language="en" fo:country="US" style:font-name-asian="SimSun" style:font-size-asian="10pt" style:language-asian="zh" style:country-asian="CN" style:font-name-complex="Times New Roman" style:font-size-complex="10pt" style:language-complex="ar" style:country-complex="SA" style:font-weight-complex="bold"/>
    </style:style>
    <style:style style:name="T19" style:family="text">
      <style:text-properties fo:color="#000000" fo:font-size="10pt" fo:language="en" fo:country="US" style:font-size-asian="10pt" style:language-asian="de" style:country-asian="DE" style:font-name-complex="Times New Roman" style:font-size-complex="10pt" style:language-complex="ar" style:country-complex="SA"/>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line draw:style-name="gr1" draw:text-style-name="P1" draw:layer="layout" svg:width="0cm" svg:height="0cm" svg:x="8.043cm" svg:y="4.671cm" svg:viewBox="0 0 0 0" draw:points="0,0">
          <text:p/>
        </draw:polyline>
        <draw:polyline draw:style-name="gr1" draw:text-style-name="P1" draw:layer="layout" svg:width="0cm" svg:height="0cm" svg:x="8.043cm" svg:y="4.671cm" svg:viewBox="0 0 0 0" draw:points="0,0">
          <text:p/>
        </draw:polyline>
        <draw:polyline draw:style-name="gr1" draw:text-style-name="P1" draw:layer="layout" svg:width="0cm" svg:height="0cm" svg:x="8.043cm" svg:y="4.671cm" svg:viewBox="0 0 0 0" draw:points="0,0">
          <text:p/>
        </draw:polyline>
        <draw:polyline draw:style-name="gr1" draw:text-style-name="P1" draw:layer="layout" svg:width="0cm" svg:height="0cm" svg:x="8.043cm" svg:y="4.671cm" svg:viewBox="0 0 0 0" draw:points="0,0">
          <text:p/>
        </draw:polyline>
        <draw:polyline draw:style-name="gr1" draw:text-style-name="P1" draw:layer="layout" svg:width="0cm" svg:height="0cm" svg:x="8.043cm" svg:y="4.671cm" svg:viewBox="0 0 0 0" draw:points="0,0">
          <text:p/>
        </draw:polyline>
        <draw:polyline draw:style-name="gr1" draw:text-style-name="P1" draw:layer="layout" svg:width="0cm" svg:height="0cm" svg:x="8.006cm" svg:y="4.641cm" svg:viewBox="0 0 0 0" draw:points="0,0">
          <text:p/>
        </draw:polyline>
        <draw:polyline draw:style-name="gr1" draw:text-style-name="P1" draw:layer="layout" svg:width="0cm" svg:height="0cm" svg:x="8.006cm" svg:y="4.641cm" svg:viewBox="0 0 0 0" draw:points="0,0">
          <text:p/>
        </draw:polyline>
        <draw:polyline draw:style-name="gr1" draw:text-style-name="P1" draw:layer="layout" svg:width="0cm" svg:height="0cm" svg:x="8.059cm" svg:y="4.676cm" svg:viewBox="0 0 0 0" draw:points="0,0">
          <text:p/>
        </draw:polyline>
        <draw:polyline draw:style-name="gr1" draw:text-style-name="P1" draw:layer="layout" svg:width="0cm" svg:height="0cm" svg:x="11.953cm" svg:y="4.705cm" svg:viewBox="0 0 0 0" draw:points="0,0">
          <text:p/>
        </draw:polyline>
        <draw:polyline draw:style-name="gr1" draw:text-style-name="P1" draw:layer="layout" svg:width="0cm" svg:height="0cm" svg:x="12.038cm" svg:y="4.637cm" svg:viewBox="0 0 0 0" draw:points="0,0">
          <text:p/>
        </draw:polyline>
        <draw:polyline draw:style-name="gr1" draw:text-style-name="P1" draw:layer="layout" svg:width="0cm" svg:height="0cm" svg:x="12.038cm" svg:y="4.637cm" svg:viewBox="0 0 0 0" draw:points="0,0">
          <text:p/>
        </draw:polyline>
        <draw:polyline draw:style-name="gr1" draw:text-style-name="P1" draw:layer="layout" svg:width="0cm" svg:height="0cm" svg:x="12.054cm" svg:y="4.851cm" svg:viewBox="0 0 0 0" draw:points="0,0">
          <text:p/>
        </draw:polyline>
        <draw:polyline draw:style-name="gr1" draw:text-style-name="P1" draw:layer="layout" svg:width="0cm" svg:height="0cm" svg:x="12.054cm" svg:y="4.851cm" svg:viewBox="0 0 0 0" draw:points="0,0">
          <text:p/>
        </draw:polyline>
        <draw:polyline draw:style-name="gr1" draw:text-style-name="P1" draw:layer="layout" svg:width="0cm" svg:height="0cm" svg:x="12.054cm" svg:y="4.851cm" svg:viewBox="0 0 0 0" draw:points="0,0">
          <text:p/>
        </draw:polyline>
        <draw:polyline draw:style-name="gr1" draw:text-style-name="P1" draw:layer="layout" svg:width="0cm" svg:height="0cm" svg:x="12.054cm" svg:y="4.851cm" svg:viewBox="0 0 0 0" draw:points="0,0">
          <text:p/>
        </draw:polyline>
        <draw:polyline draw:style-name="gr1" draw:text-style-name="P1" draw:layer="layout" svg:width="0cm" svg:height="0cm" svg:x="12.054cm" svg:y="4.851cm" svg:viewBox="0 0 0 0" draw:points="0,0">
          <text:p/>
        </draw:polyline>
        <draw:polyline draw:style-name="gr1" draw:text-style-name="P1" draw:layer="layout" svg:width="0cm" svg:height="0cm" svg:x="12.054cm" svg:y="4.851cm" svg:viewBox="0 0 0 0" draw:points="0,0">
          <text:p/>
        </draw:polyline>
        <draw:polyline draw:style-name="gr1" draw:text-style-name="P1" draw:layer="layout" svg:width="0cm" svg:height="0cm" svg:x="4.919cm" svg:y="20.967cm" svg:viewBox="0 0 0 0" draw:points="0,0">
          <text:p/>
        </draw:polyline>
        <draw:polyline draw:style-name="gr1" draw:text-style-name="P1" draw:layer="layout" svg:width="0cm" svg:height="0cm" svg:x="4.833cm" svg:y="19.471cm" svg:viewBox="0 0 0 0" draw:points="0,0">
          <text:p/>
        </draw:polyline>
        <draw:polyline draw:style-name="gr1" draw:text-style-name="P1" draw:layer="layout" svg:width="0cm" svg:height="0cm" svg:x="4.833cm" svg:y="19.471cm" svg:viewBox="0 0 0 0" draw:points="0,0">
          <text:p/>
        </draw:polyline>
        <draw:polyline draw:style-name="gr1" draw:text-style-name="P1" draw:layer="layout" svg:width="0cm" svg:height="0cm" svg:x="4.833cm" svg:y="19.471cm" svg:viewBox="0 0 0 0" draw:points="0,0">
          <text:p/>
        </draw:polyline>
        <draw:polyline draw:style-name="gr1" draw:text-style-name="P1" draw:layer="layout" svg:width="0cm" svg:height="0cm" svg:x="4.833cm" svg:y="19.471cm" svg:viewBox="0 0 0 0" draw:points="0,0">
          <text:p/>
        </draw:polyline>
        <draw:frame draw:style-name="gr2" draw:text-style-name="P3" draw:layer="layout" svg:width="18.2cm" svg:height="1.5cm" svg:x="1.4cm" svg:y="27.1cm">
          <draw:text-box>
            <text:p text:style-name="P2"><text:span text:style-name="T1">Figure 1b <text:s/>. </text:span><text:span text:style-name="T2">RdRp.280nt: 135 partial HEV-3 genome sequences spanning the region Burma.M73218 : 4284-4563 nt. Include the sequences obtained in this study (●) </text:span></text:p>
          </draw:text-box>
        </draw:frame>
        <draw:frame draw:style-name="gr3" draw:text-style-name="P5" draw:layer="layout" svg:width="9.913cm" svg:height="0.645cm" svg:x="2.3cm" svg:y="26.3cm">
          <draw:text-box>
            <text:p text:style-name="P4"><text:span text:style-name="T3">Figure 1c. </text:span><text:span text:style-name="T4">Detailed view of the HEV-1, 4 and “rabbit” clades</text:span><text:span text:style-name="T5">.</text:span></text:p>
          </draw:text-box>
        </draw:frame>
        <draw:polyline draw:style-name="gr4" draw:text-style-name="P1" draw:layer="layout" svg:width="0cm" svg:height="0cm" svg:x="8.059cm" svg:y="7.803cm" svg:viewBox="0 0 0 0" draw:points="0,0">
          <text:p/>
        </draw:polyline>
        <draw:polyline draw:style-name="gr4" draw:text-style-name="P1" draw:layer="layout" svg:width="0cm" svg:height="0cm" svg:x="9.345cm" svg:y="9.073cm" svg:viewBox="0 0 0 0" draw:points="0,0">
          <text:p/>
        </draw:polyline>
        <draw:polyline draw:style-name="gr4" draw:text-style-name="P1" draw:layer="layout" svg:width="0cm" svg:height="0cm" svg:x="8.01cm" svg:y="12.564cm" svg:viewBox="0 0 0 0" draw:points="0,0">
          <text:p/>
        </draw:polyline>
        <draw:polyline draw:style-name="gr4" draw:text-style-name="P1" draw:layer="layout" svg:width="0cm" svg:height="0cm" svg:x="8.963cm" svg:y="13.517cm" svg:viewBox="0 0 0 0" draw:points="0,0">
          <text:p/>
        </draw:polyline>
        <draw:polyline draw:style-name="gr4" draw:text-style-name="P1" draw:layer="layout" svg:width="0cm" svg:height="0cm" svg:x="8.963cm" svg:y="13.834cm" svg:viewBox="0 0 0 0" draw:points="0,0">
          <text:p/>
        </draw:polyline>
        <draw:polyline draw:style-name="gr4" draw:text-style-name="P1" draw:layer="layout" svg:width="0cm" svg:height="0cm" svg:x="7.756cm" svg:y="14.469cm" svg:viewBox="0 0 0 0" draw:points="0,0">
          <text:p/>
        </draw:polyline>
        <draw:polyline draw:style-name="gr4" draw:text-style-name="P1" draw:layer="layout" svg:width="0cm" svg:height="0cm" svg:x="7.756cm" svg:y="14.787cm" svg:viewBox="0 0 0 0" draw:points="0,0">
          <text:p/>
        </draw:polyline>
        <draw:polyline draw:style-name="gr4" draw:text-style-name="P1" draw:layer="layout" svg:width="0cm" svg:height="0cm" svg:x="8.223cm" svg:y="16.374cm" svg:viewBox="0 0 0 0" draw:points="0,0">
          <text:p/>
        </draw:polyline>
        <draw:g>
          <draw:polygon draw:style-name="gr5" draw:text-style-name="P6" draw:layer="layout" svg:width="1.419cm" svg:height="2.262cm" svg:x="7.608cm" svg:y="1.101cm" svg:viewBox="0 0 1420 2263" draw:points="0,1137 0,1127 1420,0 1420,2263">
            <text:p/>
          </draw:polygon>
          <draw:line draw:style-name="gr4" draw:text-style-name="P1" draw:layer="layout" svg:x1="6.01cm" svg:y1="2.232cm" svg:x2="7.598cm" svg:y2="2.232cm">
            <text:p/>
          </draw:line>
          <draw:frame draw:style-name="gr6" draw:text-style-name="P8" draw:layer="layout" svg:width="0.802cm" svg:height="0.383cm" svg:x="9.038cm" svg:y="2.009cm">
            <draw:text-box>
              <text:p text:style-name="P7"><text:span text:style-name="T6"><text:s/></text:span><text:span text:style-name="T6">3jab</text:span></text:p>
            </draw:text-box>
          </draw:frame>
          <draw:polygon draw:style-name="gr5" draw:text-style-name="P6" draw:layer="layout" svg:width="1.082cm" svg:height="0.159cm" svg:x="6.521cm" svg:y="3.472cm" svg:viewBox="0 0 1083 160" draw:points="0,85 0,75 1083,0 1083,160">
            <text:p/>
          </draw:polygon>
          <draw:line draw:style-name="gr4" draw:text-style-name="P1" draw:layer="layout" svg:x1="6.01cm" svg:y1="3.551cm" svg:x2="6.511cm" svg:y2="3.551cm">
            <text:p/>
          </draw:line>
          <draw:line draw:style-name="gr4" draw:text-style-name="P1" draw:layer="layout" svg:x1="6cm" svg:y1="2.232cm" svg:x2="6cm" svg:y2="2.882cm">
            <text:p/>
          </draw:line>
          <draw:line draw:style-name="gr4" draw:text-style-name="P1" draw:layer="layout" svg:x1="6cm" svg:y1="2.902cm" svg:x2="6cm" svg:y2="3.551cm">
            <text:p/>
          </draw:line>
          <draw:polyline draw:style-name="gr4" draw:text-style-name="P1" draw:layer="layout" svg:width="0.08cm" svg:height="0.476cm" svg:x="5.92cm" svg:y="2.892cm" svg:viewBox="0 0 81 477" draw:points="0,477 0,0 81,0">
            <text:p/>
          </draw:polyline>
          <draw:polyline draw:style-name="gr4" draw:text-style-name="P1" draw:layer="layout" svg:width="0.109cm" svg:height="0.258cm" svg:x="8.531cm" svg:y="3.74cm" svg:viewBox="0 0 110 259" draw:points="0,0 110,0 110,259 0,259">
            <text:p/>
          </draw:polyline>
          <draw:frame draw:style-name="gr7" draw:text-style-name="P9" draw:layer="layout" svg:width="0.527cm" svg:height="0.366cm" svg:x="7.613cm" svg:y="3.344cm">
            <draw:text-box>
              <text:p text:style-name="P7"><text:span text:style-name="T7"><text:s/></text:span><text:span text:style-name="T7">3ci</text:span></text:p>
            </draw:text-box>
          </draw:frame>
          <draw:frame draw:style-name="gr8" draw:text-style-name="P10" draw:layer="layout" svg:width="2.783cm" svg:height="0.268cm" svg:x="8.705cm" svg:y="3.716cm">
            <draw:text-box>
              <text:p text:style-name="P7"><text:span text:style-name="T8">TR19. <text:s/>3h.FRA.hum.CG.2007</text:span></text:p>
            </draw:text-box>
          </draw:frame>
          <draw:line draw:style-name="gr4" draw:text-style-name="P1" draw:layer="layout" svg:x1="5.93cm" svg:y1="3.869cm" svg:x2="7.022cm" svg:y2="3.869cm">
            <text:p/>
          </draw:line>
          <draw:line draw:style-name="gr4" draw:text-style-name="P1" draw:layer="layout" svg:x1="5.92cm" svg:y1="3.388cm" svg:x2="5.92cm" svg:y2="3.869cm">
            <text:p/>
          </draw:line>
          <draw:polyline draw:style-name="gr4" draw:text-style-name="P1" draw:layer="layout" svg:width="0.789cm" svg:height="0.382cm" svg:x="5.131cm" svg:y="3.378cm" svg:viewBox="0 0 790 383" draw:points="0,383 0,0 790,0">
            <text:p/>
          </draw:polyline>
          <draw:polyline draw:style-name="gr4" draw:text-style-name="P1" draw:layer="layout" svg:width="0.11cm" svg:height="0.258cm" svg:x="7.538cm" svg:y="4.037cm" svg:viewBox="0 0 111 259" draw:points="0,0 111,0 111,259 0,259">
            <text:p/>
          </draw:polyline>
          <draw:frame draw:style-name="gr9" draw:text-style-name="P11" draw:layer="layout" svg:width="1.268cm" svg:height="0.289cm" svg:x="7.033cm" svg:y="3.71cm">
            <draw:text-box>
              <text:p text:style-name="P7"><text:span text:style-name="T9"><text:s/></text:span><text:span text:style-name="T9">JQ013794</text:span></text:p>
            </draw:text-box>
          </draw:frame>
          <draw:frame draw:style-name="gr10" draw:text-style-name="P10" draw:layer="layout" svg:width="3.562cm" svg:height="0.268cm" svg:x="7.713cm" svg:y="4.013cm">
            <draw:text-box>
              <text:p text:style-name="P7"><text:span text:style-name="T8">FR-SHEV3c-like. 3h.FRA.pig.CG.2006</text:span></text:p>
            </draw:text-box>
          </draw:frame>
          <draw:line draw:style-name="gr4" draw:text-style-name="P1" draw:layer="layout" svg:x1="5.141cm" svg:y1="4.166cm" svg:x2="6.029cm" svg:y2="4.166cm">
            <text:p/>
          </draw:line>
          <draw:line draw:style-name="gr4" draw:text-style-name="P1" draw:layer="layout" svg:x1="5.131cm" svg:y1="3.779cm" svg:x2="5.131cm" svg:y2="4.166cm">
            <text:p/>
          </draw:line>
          <draw:polyline draw:style-name="gr4" draw:text-style-name="P1" draw:layer="layout" svg:width="1.156cm" svg:height="1.929cm" svg:x="3.975cm" svg:y="3.77cm" svg:viewBox="0 0 1157 1930" draw:points="0,1930 0,0 1157,0">
            <text:p/>
          </draw:polyline>
          <draw:polyline draw:style-name="gr4" draw:text-style-name="P1" draw:layer="layout" svg:width="0.109cm" svg:height="0.258cm" svg:x="10.04cm" svg:y="4.335cm" svg:viewBox="0 0 110 259" draw:points="0,0 110,0 110,259 0,259">
            <text:p/>
          </draw:polyline>
          <draw:frame draw:style-name="gr9" draw:text-style-name="P11" draw:layer="layout" svg:width="1.268cm" svg:height="0.289cm" svg:x="6.04cm" svg:y="4.008cm">
            <draw:text-box>
              <text:p text:style-name="P7"><text:span text:style-name="T9"><text:s/></text:span><text:span text:style-name="T9">JQ953664</text:span></text:p>
            </draw:text-box>
          </draw:frame>
          <draw:frame draw:style-name="gr11" draw:text-style-name="P10" draw:layer="layout" svg:width="3.181cm" svg:height="0.268cm" svg:x="10.214cm" svg:y="4.311cm">
            <draw:text-box>
              <text:p text:style-name="P7"><text:span text:style-name="T8">W1-11. <text:s/>Rab.FRA.rabbit.CG.2007</text:span></text:p>
            </draw:text-box>
          </draw:frame>
          <draw:line draw:style-name="gr4" draw:text-style-name="P1" draw:layer="layout" svg:x1="7.082cm" svg:y1="4.464cm" svg:x2="8.531cm" svg:y2="4.464cm">
            <text:p/>
          </draw:line>
          <draw:polyline draw:style-name="gr4" draw:text-style-name="P1" draw:layer="layout" svg:width="0.109cm" svg:height="0.258cm" svg:x="9.668cm" svg:y="4.633cm" svg:viewBox="0 0 110 259" draw:points="0,0 110,0 110,259 0,259">
            <text:p/>
          </draw:polyline>
          <draw:frame draw:style-name="gr9" draw:text-style-name="P11" draw:layer="layout" svg:width="1.268cm" svg:height="0.289cm" svg:x="8.542cm" svg:y="4.305cm">
            <draw:text-box>
              <text:p text:style-name="P7"><text:span text:style-name="T9"><text:s/></text:span><text:span text:style-name="T9">JQ013791</text:span></text:p>
            </draw:text-box>
          </draw:frame>
          <draw:frame draw:style-name="gr11" draw:text-style-name="P10" draw:layer="layout" svg:width="3.181cm" svg:height="0.268cm" svg:x="9.842cm" svg:y="4.608cm">
            <draw:text-box>
              <text:p text:style-name="P7"><text:span text:style-name="T8">W7-57. <text:s/>Rab.FRA.rabbit.CG.2007</text:span></text:p>
            </draw:text-box>
          </draw:frame>
          <draw:line draw:style-name="gr4" draw:text-style-name="P1" draw:layer="layout" svg:x1="7.082cm" svg:y1="4.762cm" svg:x2="8.159cm" svg:y2="4.762cm">
            <text:p/>
          </draw:line>
          <draw:polyline draw:style-name="gr4" draw:text-style-name="P1" draw:layer="layout" svg:width="0.109cm" svg:height="0.556cm" svg:x="13.515cm" svg:y="4.335cm" svg:viewBox="0 0 110 557" draw:points="0,0 110,0 110,557 0,557">
            <text:p/>
          </draw:polyline>
          <draw:frame draw:style-name="gr9" draw:text-style-name="P11" draw:layer="layout" svg:width="1.268cm" svg:height="0.289cm" svg:x="8.169cm" svg:y="4.603cm">
            <draw:text-box>
              <text:p text:style-name="P7"><text:span text:style-name="T9"><text:s/></text:span><text:span text:style-name="T9">JQ013792</text:span></text:p>
            </draw:text-box>
          </draw:frame>
          <draw:line draw:style-name="gr4" draw:text-style-name="P1" draw:layer="layout" svg:x1="7.072cm" svg:y1="4.464cm" svg:x2="7.072cm" svg:y2="4.603cm">
            <text:p/>
          </draw:line>
          <draw:line draw:style-name="gr4" draw:text-style-name="P1" draw:layer="layout" svg:x1="7.072cm" svg:y1="4.623cm" svg:x2="7.072cm" svg:y2="4.762cm">
            <text:p/>
          </draw:line>
          <draw:line draw:style-name="gr4" draw:text-style-name="P1" draw:layer="layout" svg:x1="5.895cm" svg:y1="4.613cm" svg:x2="7.072cm" svg:y2="4.613cm">
            <text:p/>
          </draw:line>
          <draw:polyline draw:style-name="gr4" draw:text-style-name="P1" draw:layer="layout" svg:width="0.109cm" svg:height="0.258cm" svg:x="10.02cm" svg:y="4.93cm" svg:viewBox="0 0 110 259" draw:points="0,0 110,0 110,259 0,259">
            <text:p/>
          </draw:polyline>
          <draw:frame draw:style-name="gr12" draw:text-style-name="P10" draw:layer="layout" svg:width="0.383cm" svg:height="0.268cm" svg:x="13.689cm" svg:y="4.46cm">
            <draw:text-box>
              <text:p text:style-name="P7"><text:span text:style-name="T8">FRA</text:span></text:p>
            </draw:text-box>
          </draw:frame>
          <draw:frame draw:style-name="gr13" draw:text-style-name="P10" draw:layer="layout" svg:width="3.236cm" svg:height="0.268cm" svg:x="10.194cm" svg:y="4.906cm">
            <draw:text-box>
              <text:p text:style-name="P7"><text:span text:style-name="T8">CHN-BJ-R14. <text:s/>Rab.CHN.rabbit.CG</text:span></text:p>
            </draw:text-box>
          </draw:frame>
          <draw:polyline draw:style-name="gr4" draw:text-style-name="P1" draw:layer="layout" svg:width="0.109cm" svg:height="0.258cm" svg:x="10.08cm" svg:y="5.228cm" svg:viewBox="0 0 110 259" draw:points="0,0 110,0 110,259 0,259">
            <text:p/>
          </draw:polyline>
          <draw:frame draw:style-name="gr14" draw:text-style-name="P11" draw:layer="layout" svg:width="1.234cm" svg:height="0.289cm" svg:x="8.581cm" svg:y="4.901cm">
            <draw:text-box>
              <text:p text:style-name="P7"><text:span text:style-name="T9"><text:s/></text:span><text:span text:style-name="T9">JX109834</text:span></text:p>
            </draw:text-box>
          </draw:frame>
          <draw:frame draw:style-name="gr15" draw:text-style-name="P10" draw:layer="layout" svg:width="3.304cm" svg:height="0.268cm" svg:x="10.254cm" svg:y="5.204cm">
            <draw:text-box>
              <text:p text:style-name="P7"><text:span text:style-name="T8">CHN-BJ-rb14. <text:s/>Rab.CHN.rabbit.CG</text:span></text:p>
            </draw:text-box>
          </draw:frame>
          <draw:line draw:style-name="gr4" draw:text-style-name="P1" draw:layer="layout" svg:x1="8.571cm" svg:y1="5.059cm" svg:x2="8.571cm" svg:y2="5.198cm">
            <text:p/>
          </draw:line>
          <draw:line draw:style-name="gr4" draw:text-style-name="P1" draw:layer="layout" svg:x1="8.571cm" svg:y1="5.218cm" svg:x2="8.571cm" svg:y2="5.357cm">
            <text:p/>
          </draw:line>
          <draw:polyline draw:style-name="gr4" draw:text-style-name="P1" draw:layer="layout" svg:width="0.05cm" svg:height="0.213cm" svg:x="8.521cm" svg:y="5.208cm" svg:viewBox="0 0 51 214" draw:points="0,214 0,0 51,0">
            <text:p/>
          </draw:polyline>
          <draw:polyline draw:style-name="gr4" draw:text-style-name="P1" draw:layer="layout" svg:width="0.109cm" svg:height="0.258cm" svg:x="10.015cm" svg:y="5.525cm" svg:viewBox="0 0 110 259" draw:points="0,0 110,0 110,259 0,259">
            <text:p/>
          </draw:polyline>
          <draw:frame draw:style-name="gr9" draw:text-style-name="P11" draw:layer="layout" svg:width="1.268cm" svg:height="0.289cm" svg:x="8.581cm" svg:y="5.198cm">
            <draw:text-box>
              <text:p text:style-name="P7"><text:span text:style-name="T9"><text:s/></text:span><text:span text:style-name="T9">JQ768461</text:span></text:p>
            </draw:text-box>
          </draw:frame>
          <draw:frame draw:style-name="gr16" draw:text-style-name="P10" draw:layer="layout" svg:width="3.368cm" svg:height="0.268cm" svg:x="10.189cm" svg:y="5.501cm">
            <draw:text-box>
              <text:p text:style-name="P7"><text:span text:style-name="T8">CHN-BJ-R14. Rab.CHN.monkey.CG</text:span></text:p>
            </draw:text-box>
          </draw:frame>
          <draw:line draw:style-name="gr4" draw:text-style-name="P1" draw:layer="layout" svg:x1="8.531cm" svg:y1="5.654cm" svg:x2="8.566cm" svg:y2="5.654cm">
            <text:p/>
          </draw:line>
          <draw:line draw:style-name="gr4" draw:text-style-name="P1" draw:layer="layout" svg:x1="8.521cm" svg:y1="5.441cm" svg:x2="8.521cm" svg:y2="5.654cm">
            <text:p/>
          </draw:line>
          <draw:polyline draw:style-name="gr4" draw:text-style-name="P1" draw:layer="layout" svg:width="0.049cm" svg:height="0.248cm" svg:x="8.472cm" svg:y="5.431cm" svg:viewBox="0 0 50 249" draw:points="0,249 0,0 50,0">
            <text:p/>
          </draw:polyline>
          <draw:polyline draw:style-name="gr4" draw:text-style-name="P1" draw:layer="layout" svg:width="0.109cm" svg:height="0.258cm" svg:x="10.09cm" svg:y="5.823cm" svg:viewBox="0 0 110 259" draw:points="0,0 110,0 110,259 0,259">
            <text:p/>
          </draw:polyline>
          <draw:frame draw:style-name="gr14" draw:text-style-name="P11" draw:layer="layout" svg:width="1.234cm" svg:height="0.289cm" svg:x="8.576cm" svg:y="5.496cm">
            <draw:text-box>
              <text:p text:style-name="P7"><text:span text:style-name="T9"><text:s/></text:span><text:span text:style-name="T9">JX121233</text:span></text:p>
            </draw:text-box>
          </draw:frame>
          <draw:frame draw:style-name="gr17" draw:text-style-name="P10" draw:layer="layout" svg:width="4.079cm" svg:height="0.268cm" svg:x="10.264cm" svg:y="5.799cm">
            <draw:text-box>
              <text:p text:style-name="P7"><text:span text:style-name="T8">ch-bj-n1. <text:s/>Rab.CHN.Gansu.rabbit.CG.2009</text:span></text:p>
            </draw:text-box>
          </draw:frame>
          <draw:line draw:style-name="gr4" draw:text-style-name="P1" draw:layer="layout" svg:x1="8.481cm" svg:y1="5.952cm" svg:x2="8.521cm" svg:y2="5.952cm">
            <text:p/>
          </draw:line>
          <draw:line draw:style-name="gr4" draw:text-style-name="P1" draw:layer="layout" svg:x1="8.472cm" svg:y1="5.699cm" svg:x2="8.472cm" svg:y2="5.952cm">
            <text:p/>
          </draw:line>
          <draw:polyline draw:style-name="gr4" draw:text-style-name="P1" draw:layer="layout" svg:width="0.447cm" svg:height="0.268cm" svg:x="8.025cm" svg:y="5.689cm" svg:viewBox="0 0 448 269" draw:points="0,269 0,0 448,0">
            <text:p/>
          </draw:polyline>
          <draw:polyline draw:style-name="gr4" draw:text-style-name="P1" draw:layer="layout" svg:width="0.109cm" svg:height="0.258cm" svg:x="9.678cm" svg:y="6.121cm" svg:viewBox="0 0 110 259" draw:points="0,0 110,0 110,259 0,259">
            <text:p/>
          </draw:polyline>
          <draw:frame draw:style-name="gr18" draw:text-style-name="P11" draw:layer="layout" svg:width="1.323cm" svg:height="0.289cm" svg:x="8.532cm" svg:y="5.793cm">
            <draw:text-box>
              <text:p text:style-name="P7"><text:span text:style-name="T9"><text:s/></text:span><text:span text:style-name="T9">GU937805</text:span></text:p>
            </draw:text-box>
          </draw:frame>
          <draw:frame draw:style-name="gr19" draw:text-style-name="P10" draw:layer="layout" svg:width="4.328cm" svg:height="0.268cm" svg:x="9.852cm" svg:y="6.096cm">
            <draw:text-box>
              <text:p text:style-name="P7"><text:span text:style-name="T8">rbIM022. <text:s/>Rab.CHN.InnMong.rabbit.CG.2011</text:span></text:p>
            </draw:text-box>
          </draw:frame>
          <draw:line draw:style-name="gr4" draw:text-style-name="P1" draw:layer="layout" svg:x1="8.035cm" svg:y1="6.25cm" svg:x2="8.129cm" svg:y2="6.25cm">
            <text:p/>
          </draw:line>
          <draw:polyline draw:style-name="gr4" draw:text-style-name="P1" draw:layer="layout" svg:width="0.109cm" svg:height="1.449cm" svg:x="14.418cm" svg:y="4.93cm" svg:viewBox="0 0 110 1450" draw:points="0,0 110,0 110,1450 0,1450">
            <text:p/>
          </draw:polyline>
          <draw:frame draw:style-name="gr20" draw:text-style-name="P11" draw:layer="layout" svg:width="1.285cm" svg:height="0.289cm" svg:x="8.139cm" svg:y="6.091cm">
            <draw:text-box>
              <text:p text:style-name="P7"><text:span text:style-name="T9"><text:s/></text:span><text:span text:style-name="T9">AB740221</text:span></text:p>
            </draw:text-box>
          </draw:frame>
          <draw:line draw:style-name="gr4" draw:text-style-name="P1" draw:layer="layout" svg:x1="8.025cm" svg:y1="5.977cm" svg:x2="8.025cm" svg:y2="6.25cm">
            <text:p/>
          </draw:line>
          <draw:line draw:style-name="gr4" draw:text-style-name="P1" draw:layer="layout" svg:x1="7.082cm" svg:y1="5.967cm" svg:x2="8.025cm" svg:y2="5.967cm">
            <text:p/>
          </draw:line>
          <draw:polyline draw:style-name="gr4" draw:text-style-name="P1" draw:layer="layout" svg:width="0.109cm" svg:height="0.258cm" svg:x="9.757cm" svg:y="6.418cm" svg:viewBox="0 0 110 259" draw:points="0,0 110,0 110,259 0,259">
            <text:p/>
          </draw:polyline>
          <draw:frame draw:style-name="gr21" draw:text-style-name="P10" draw:layer="layout" svg:width="0.43cm" svg:height="0.268cm" svg:x="14.592cm" svg:y="5.501cm">
            <draw:text-box>
              <text:p text:style-name="P7"><text:span text:style-name="T8">CHN</text:span></text:p>
            </draw:text-box>
          </draw:frame>
          <draw:frame draw:style-name="gr22" draw:text-style-name="P10" draw:layer="layout" svg:width="3.931cm" svg:height="0.268cm" svg:x="9.931cm" svg:y="6.394cm">
            <draw:text-box>
              <text:p text:style-name="P7"><text:span text:style-name="T8">GDC46. <text:s/>Rab.CHN.Gansu.rabbit.CG.2008</text:span></text:p>
            </draw:text-box>
          </draw:frame>
          <draw:line draw:style-name="gr4" draw:text-style-name="P1" draw:layer="layout" svg:x1="7.082cm" svg:y1="6.547cm" svg:x2="8.288cm" svg:y2="6.547cm">
            <text:p/>
          </draw:line>
          <draw:line draw:style-name="gr4" draw:text-style-name="P1" draw:layer="layout" svg:x1="7.072cm" svg:y1="5.967cm" svg:x2="7.072cm" svg:y2="6.245cm">
            <text:p/>
          </draw:line>
          <draw:line draw:style-name="gr4" draw:text-style-name="P1" draw:layer="layout" svg:x1="7.072cm" svg:y1="6.264cm" svg:x2="7.072cm" svg:y2="6.547cm">
            <text:p/>
          </draw:line>
          <draw:polyline draw:style-name="gr4" draw:text-style-name="P1" draw:layer="layout" svg:width="0.124cm" svg:height="0.431cm" svg:x="6.948cm" svg:y="6.255cm" svg:viewBox="0 0 125 432" draw:points="0,432 0,0 125,0">
            <text:p/>
          </draw:polyline>
          <draw:polyline draw:style-name="gr4" draw:text-style-name="P1" draw:layer="layout" svg:width="0.109cm" svg:height="0.258cm" svg:x="10.844cm" svg:y="6.716cm" svg:viewBox="0 0 110 259" draw:points="0,0 110,0 110,259 0,259">
            <text:p/>
          </draw:polyline>
          <draw:frame draw:style-name="gr23" draw:text-style-name="P11" draw:layer="layout" svg:width="1.225cm" svg:height="0.289cm" svg:x="8.298cm" svg:y="6.389cm">
            <draw:text-box>
              <text:p text:style-name="P7"><text:span text:style-name="T9"><text:s/></text:span><text:span text:style-name="T9">FJ906896</text:span></text:p>
            </draw:text-box>
          </draw:frame>
          <draw:frame draw:style-name="gr24" draw:text-style-name="P10" draw:layer="layout" svg:width="3.986cm" svg:height="0.268cm" svg:x="11.018cm" svg:y="6.692cm">
            <draw:text-box>
              <text:p text:style-name="P7"><text:span text:style-name="T8">CMC-1. <text:s/>Rab.USA.Virginia.rabbit.CG.2010</text:span></text:p>
            </draw:text-box>
          </draw:frame>
          <draw:line draw:style-name="gr4" draw:text-style-name="P1" draw:layer="layout" svg:x1="7.787cm" svg:y1="6.845cm" svg:x2="9.395cm" svg:y2="6.845cm">
            <text:p/>
          </draw:line>
          <draw:polyline draw:style-name="gr4" draw:text-style-name="P1" draw:layer="layout" svg:width="0.11cm" svg:height="0.258cm" svg:x="11.216cm" svg:y="7.013cm" svg:viewBox="0 0 111 259" draw:points="0,0 111,0 111,259 0,259">
            <text:p/>
          </draw:polyline>
          <draw:frame draw:style-name="gr14" draw:text-style-name="P11" draw:layer="layout" svg:width="1.234cm" svg:height="0.289cm" svg:x="9.405cm" svg:y="6.686cm">
            <draw:text-box>
              <text:p text:style-name="P7"><text:span text:style-name="T9"><text:s/></text:span><text:span text:style-name="T9">JX565469</text:span></text:p>
            </draw:text-box>
          </draw:frame>
          <draw:frame draw:style-name="gr19" draw:text-style-name="P10" draw:layer="layout" svg:width="4.328cm" svg:height="0.268cm" svg:x="11.391cm" svg:y="6.989cm">
            <draw:text-box>
              <text:p text:style-name="P7"><text:span text:style-name="T8">rbIM199. <text:s/>Rab.CHN.InnMong.rabbit.CG.2011</text:span></text:p>
            </draw:text-box>
          </draw:frame>
          <draw:line draw:style-name="gr4" draw:text-style-name="P1" draw:layer="layout" svg:x1="7.911cm" svg:y1="7.142cm" svg:x2="9.668cm" svg:y2="7.142cm">
            <text:p/>
          </draw:line>
          <draw:polyline draw:style-name="gr4" draw:text-style-name="P1" draw:layer="layout" svg:width="0.109cm" svg:height="0.258cm" svg:x="10.209cm" svg:y="7.311cm" svg:viewBox="0 0 110 259" draw:points="0,0 110,0 110,259 0,259">
            <text:p/>
          </draw:polyline>
          <draw:frame draw:style-name="gr20" draw:text-style-name="P11" draw:layer="layout" svg:width="1.285cm" svg:height="0.289cm" svg:x="9.678cm" svg:y="6.984cm">
            <draw:text-box>
              <text:p text:style-name="P7"><text:span text:style-name="T9"><text:s/></text:span><text:span text:style-name="T9">AB740220</text:span></text:p>
            </draw:text-box>
          </draw:frame>
          <draw:frame draw:style-name="gr25" draw:text-style-name="P10" draw:layer="layout" svg:width="3.812cm" svg:height="0.268cm" svg:x="10.383cm" svg:y="7.287cm">
            <draw:text-box>
              <text:p text:style-name="P7"><text:span text:style-name="T8">GDC9. <text:s/>Rab.CHN.Gansu.rabbit.CG.2008</text:span></text:p>
            </draw:text-box>
          </draw:frame>
          <draw:line draw:style-name="gr4" draw:text-style-name="P1" draw:layer="layout" svg:x1="7.911cm" svg:y1="7.44cm" svg:x2="8.74cm" svg:y2="7.44cm">
            <text:p/>
          </draw:line>
          <draw:polyline draw:style-name="gr4" draw:text-style-name="P1" draw:layer="layout" svg:width="0.109cm" svg:height="0.258cm" svg:x="9.559cm" svg:y="7.609cm" svg:viewBox="0 0 110 259" draw:points="0,0 110,0 110,259 0,259">
            <text:p/>
          </draw:polyline>
          <draw:frame draw:style-name="gr23" draw:text-style-name="P11" draw:layer="layout" svg:width="1.225cm" svg:height="0.289cm" svg:x="8.75cm" svg:y="7.281cm">
            <draw:text-box>
              <text:p text:style-name="P7"><text:span text:style-name="T9"><text:s/></text:span><text:span text:style-name="T9">FJ906895</text:span></text:p>
            </draw:text-box>
          </draw:frame>
          <draw:frame draw:style-name="gr19" draw:text-style-name="P10" draw:layer="layout" svg:width="4.328cm" svg:height="0.268cm" svg:x="9.733cm" svg:y="7.584cm">
            <draw:text-box>
              <text:p text:style-name="P7"><text:span text:style-name="T8">rbIM004. <text:s/>Rab.CHN.InnMong.rabbit.CG.2011</text:span></text:p>
            </draw:text-box>
          </draw:frame>
          <draw:line draw:style-name="gr4" draw:text-style-name="P1" draw:layer="layout" svg:x1="7.911cm" svg:y1="7.738cm" svg:x2="8.01cm" svg:y2="7.738cm">
            <text:p/>
          </draw:line>
          <draw:line draw:style-name="gr4" draw:text-style-name="P1" draw:layer="layout" svg:x1="7.901cm" svg:y1="7.142cm" svg:x2="7.901cm" svg:y2="7.43cm">
            <text:p/>
          </draw:line>
          <draw:line draw:style-name="gr4" draw:text-style-name="P1" draw:layer="layout" svg:x1="7.901cm" svg:y1="7.45cm" svg:x2="7.901cm" svg:y2="7.738cm">
            <text:p/>
          </draw:line>
          <draw:polyline draw:style-name="gr4" draw:text-style-name="P1" draw:layer="layout" svg:width="0.124cm" svg:height="0.288cm" svg:x="7.777cm" svg:y="7.152cm" svg:viewBox="0 0 125 289" draw:points="0,0 0,289 125,289">
            <text:p/>
          </draw:polyline>
          <draw:line draw:style-name="gr4" draw:text-style-name="P1" draw:layer="layout" svg:x1="7.777cm" svg:y1="6.845cm" svg:x2="7.777cm" svg:y2="7.132cm">
            <text:p/>
          </draw:line>
          <draw:polyline draw:style-name="gr4" draw:text-style-name="P1" draw:layer="layout" svg:width="0.829cm" svg:height="0.436cm" svg:x="6.948cm" svg:y="6.706cm" svg:viewBox="0 0 830 437" draw:points="0,0 0,437 830,437">
            <text:p/>
          </draw:polyline>
          <draw:frame draw:style-name="gr20" draw:text-style-name="P11" draw:layer="layout" svg:width="1.285cm" svg:height="0.289cm" svg:x="8.02cm" svg:y="7.579cm">
            <draw:text-box>
              <text:p text:style-name="P7"><text:span text:style-name="T9"><text:s/></text:span><text:span text:style-name="T9">AB740222</text:span></text:p>
            </draw:text-box>
          </draw:frame>
          <draw:polygon draw:style-name="gr5" draw:text-style-name="P6" draw:layer="layout" svg:width="0cm" svg:height="0.079cm" svg:x="15.323cm" svg:y="8.015cm" svg:viewBox="0 0 0 80" draw:points="0,45 0,35 0,0 0,80">
            <text:p/>
          </draw:polygon>
          <draw:line draw:style-name="gr4" draw:text-style-name="P1" draw:layer="layout" svg:x1="6.958cm" svg:y1="8.055cm" svg:x2="11.645cm" svg:y2="8.055cm">
            <text:p/>
          </draw:line>
          <draw:line draw:style-name="gr4" draw:text-style-name="P1" draw:layer="layout" svg:x1="6.948cm" svg:y1="6.255cm" svg:x2="6.948cm" svg:y2="7.142cm">
            <text:p/>
          </draw:line>
          <draw:line draw:style-name="gr4" draw:text-style-name="P1" draw:layer="layout" svg:x1="6.948cm" svg:y1="7.162cm" svg:x2="6.948cm" svg:y2="8.055cm">
            <text:p/>
          </draw:line>
          <draw:polyline draw:style-name="gr4" draw:text-style-name="P1" draw:layer="layout" svg:width="0.119cm" svg:height="0.839cm" svg:x="6.829cm" svg:y="7.152cm" svg:viewBox="0 0 120 840" draw:points="0,840 0,0 120,0">
            <text:p/>
          </draw:polyline>
          <draw:polyline draw:style-name="gr4" draw:text-style-name="P1" draw:layer="layout" svg:width="0.109cm" svg:height="0.257cm" svg:x="10.745cm" svg:y="8.244cm" svg:viewBox="0 0 110 258" draw:points="0,0 110,0 110,258 0,258">
            <text:p/>
          </draw:polyline>
          <draw:frame draw:style-name="gr26" draw:text-style-name="P11" draw:layer="layout" svg:width="1.403cm" svg:height="0.314cm" svg:x="15.333cm" svg:y="7.872cm">
            <draw:text-box>
              <text:p text:style-name="P7"><text:span text:style-name="T10"><text:s/></text:span><text:span text:style-name="T10">CHN-BJ-r14</text:span></text:p>
            </draw:text-box>
          </draw:frame>
          <draw:frame draw:style-name="gr27" draw:text-style-name="P10" draw:layer="layout" svg:width="3.363cm" svg:height="0.268cm" svg:x="10.919cm" svg:y="8.219cm">
            <draw:text-box>
              <text:p text:style-name="P7"><text:span text:style-name="T8">K062. Rab.DEU.SH.rabbit.FLI.2015</text:span></text:p>
            </draw:text-box>
          </draw:frame>
          <draw:line draw:style-name="gr4" draw:text-style-name="P1" draw:layer="layout" svg:x1="8.184cm" svg:y1="8.373cm" svg:x2="8.874cm" svg:y2="8.373cm">
            <text:p/>
          </draw:line>
          <draw:polyline draw:style-name="gr4" draw:text-style-name="P1" draw:layer="layout" svg:width="0.11cm" svg:height="0.258cm" svg:x="10.526cm" svg:y="8.541cm" svg:viewBox="0 0 111 259" draw:points="0,0 111,0 111,259 0,259">
            <text:p/>
          </draw:polyline>
          <draw:frame draw:style-name="gr28" draw:text-style-name="P11" draw:layer="layout" svg:width="1.281cm" svg:height="0.289cm" svg:x="9.207cm" svg:y="8.214cm">
            <draw:text-box>
              <text:p text:style-name="P7"><text:span text:style-name="T9"><text:s/></text:span><text:span text:style-name="T9">KY092457</text:span></text:p>
            </draw:text-box>
          </draw:frame>
          <draw:frame draw:style-name="gr27" draw:text-style-name="P10" draw:layer="layout" svg:width="3.363cm" svg:height="0.268cm" svg:x="10.701cm" svg:y="8.517cm">
            <draw:text-box>
              <text:p text:style-name="P7"><text:span text:style-name="T8">K067. Rab.DEU.SH.rabbit.FLI.2015</text:span></text:p>
            </draw:text-box>
          </draw:frame>
          <draw:line draw:style-name="gr4" draw:text-style-name="P1" draw:layer="layout" svg:x1="8.184cm" svg:y1="8.67cm" svg:x2="8.655cm" svg:y2="8.67cm">
            <text:p/>
          </draw:line>
          <draw:line draw:style-name="gr4" draw:text-style-name="P1" draw:layer="layout" svg:x1="8.174cm" svg:y1="8.373cm" svg:x2="8.174cm" svg:y2="8.511cm">
            <text:p/>
          </draw:line>
          <draw:line draw:style-name="gr4" draw:text-style-name="P1" draw:layer="layout" svg:x1="8.174cm" svg:y1="8.531cm" svg:x2="8.174cm" svg:y2="8.67cm">
            <text:p/>
          </draw:line>
          <draw:polyline draw:style-name="gr4" draw:text-style-name="P1" draw:layer="layout" svg:width="0.194cm" svg:height="0.323cm" svg:x="7.98cm" svg:y="8.521cm" svg:viewBox="0 0 195 324" draw:points="0,324 0,0 195,0">
            <text:p/>
          </draw:polyline>
          <draw:polyline draw:style-name="gr4" draw:text-style-name="P1" draw:layer="layout" svg:width="0.109cm" svg:height="0.258cm" svg:x="10.482cm" svg:y="8.839cm" svg:viewBox="0 0 110 259" draw:points="0,0 110,0 110,259 0,259">
            <text:p/>
          </draw:polyline>
          <draw:frame draw:style-name="gr28" draw:text-style-name="P11" draw:layer="layout" svg:width="1.281cm" svg:height="0.289cm" svg:x="8.988cm" svg:y="8.512cm">
            <draw:text-box>
              <text:p text:style-name="P7"><text:span text:style-name="T9"><text:s/></text:span><text:span text:style-name="T9">KY092464</text:span></text:p>
            </draw:text-box>
          </draw:frame>
          <draw:frame draw:style-name="gr27" draw:text-style-name="P10" draw:layer="layout" svg:width="3.363cm" svg:height="0.268cm" svg:x="10.656cm" svg:y="8.814cm">
            <draw:text-box>
              <text:p text:style-name="P7"><text:span text:style-name="T8">K058. Rab.DEU.SH.rabbit.FLI.2015</text:span></text:p>
            </draw:text-box>
          </draw:frame>
          <draw:line draw:style-name="gr4" draw:text-style-name="P1" draw:layer="layout" svg:x1="8.467cm" svg:y1="8.968cm" svg:x2="8.61cm" svg:y2="8.968cm">
            <text:p/>
          </draw:line>
          <draw:polyline draw:style-name="gr4" draw:text-style-name="P1" draw:layer="layout" svg:width="0.109cm" svg:height="0.258cm" svg:x="10.363cm" svg:y="9.136cm" svg:viewBox="0 0 110 259" draw:points="0,0 110,0 110,259 0,259">
            <text:p/>
          </draw:polyline>
          <draw:frame draw:style-name="gr28" draw:text-style-name="P11" draw:layer="layout" svg:width="1.281cm" svg:height="0.289cm" svg:x="8.944cm" svg:y="8.809cm">
            <draw:text-box>
              <text:p text:style-name="P7"><text:span text:style-name="T9"><text:s/></text:span><text:span text:style-name="T9">KY092455</text:span></text:p>
            </draw:text-box>
          </draw:frame>
          <draw:frame draw:style-name="gr27" draw:text-style-name="P10" draw:layer="layout" svg:width="3.363cm" svg:height="0.268cm" svg:x="10.537cm" svg:y="9.112cm">
            <draw:text-box>
              <text:p text:style-name="P7"><text:span text:style-name="T8">K059. Rab.DEU.SH.rabbit.FLI.2015</text:span></text:p>
            </draw:text-box>
          </draw:frame>
          <draw:polyline draw:style-name="gr4" draw:text-style-name="P1" draw:layer="layout" svg:width="0.11cm" svg:height="0.258cm" svg:x="10.407cm" svg:y="9.434cm" svg:viewBox="0 0 111 259" draw:points="0,0 111,0 111,259 0,259">
            <text:p/>
          </draw:polyline>
          <draw:frame draw:style-name="gr28" draw:text-style-name="P11" draw:layer="layout" svg:width="1.281cm" svg:height="0.289cm" svg:x="8.824cm" svg:y="9.107cm">
            <draw:text-box>
              <text:p text:style-name="P7"><text:span text:style-name="T9"><text:s/></text:span><text:span text:style-name="T9">KY092456</text:span></text:p>
            </draw:text-box>
          </draw:frame>
          <draw:frame draw:style-name="gr27" draw:text-style-name="P10" draw:layer="layout" svg:width="3.363cm" svg:height="0.268cm" svg:x="10.582cm" svg:y="9.41cm">
            <draw:text-box>
              <text:p text:style-name="P7"><text:span text:style-name="T8">K063. Rab.DEU.SH.rabbit.FLI.2015</text:span></text:p>
            </draw:text-box>
          </draw:frame>
          <draw:line draw:style-name="gr4" draw:text-style-name="P1" draw:layer="layout" svg:x1="8.501cm" svg:y1="9.563cm" svg:x2="8.536cm" svg:y2="9.563cm">
            <text:p/>
          </draw:line>
          <draw:line draw:style-name="gr4" draw:text-style-name="P1" draw:layer="layout" svg:x1="8.491cm" svg:y1="9.265cm" svg:x2="8.491cm" svg:y2="9.404cm">
            <text:p/>
          </draw:line>
          <draw:line draw:style-name="gr4" draw:text-style-name="P1" draw:layer="layout" svg:x1="8.491cm" svg:y1="9.424cm" svg:x2="8.491cm" svg:y2="9.563cm">
            <text:p/>
          </draw:line>
          <draw:polyline draw:style-name="gr4" draw:text-style-name="P1" draw:layer="layout" svg:width="0.034cm" svg:height="0.213cm" svg:x="8.457cm" svg:y="9.201cm" svg:viewBox="0 0 35 214" draw:points="0,0 0,214 35,214">
            <text:p/>
          </draw:polyline>
          <draw:line draw:style-name="gr4" draw:text-style-name="P1" draw:layer="layout" svg:x1="8.457cm" svg:y1="8.968cm" svg:x2="8.457cm" svg:y2="9.181cm">
            <text:p/>
          </draw:line>
          <draw:polyline draw:style-name="gr4" draw:text-style-name="P1" draw:layer="layout" svg:width="0.477cm" svg:height="0.327cm" svg:x="7.98cm" svg:y="8.864cm" svg:viewBox="0 0 478 328" draw:points="0,0 0,328 478,328">
            <text:p/>
          </draw:polyline>
          <draw:polyline draw:style-name="gr4" draw:text-style-name="P1" draw:layer="layout" svg:width="0.109cm" svg:height="1.448cm" svg:x="14.418cm" svg:y="8.244cm" svg:viewBox="0 0 110 1449" draw:points="0,0 110,0 110,1449 0,1449">
            <text:p/>
          </draw:polyline>
          <draw:frame draw:style-name="gr28" draw:text-style-name="P11" draw:layer="layout" svg:width="1.281cm" svg:height="0.289cm" svg:x="8.869cm" svg:y="9.404cm">
            <draw:text-box>
              <text:p text:style-name="P7"><text:span text:style-name="T9"><text:s/></text:span><text:span text:style-name="T9">KY092458</text:span></text:p>
            </draw:text-box>
          </draw:frame>
          <draw:line draw:style-name="gr4" draw:text-style-name="P1" draw:layer="layout" svg:x1="6.838cm" svg:y1="8.854cm" svg:x2="7.98cm" svg:y2="8.854cm">
            <text:p/>
          </draw:line>
          <draw:polyline draw:style-name="gr4" draw:text-style-name="P1" draw:layer="layout" svg:width="0.109cm" svg:height="0.257cm" svg:x="9.514cm" svg:y="9.732cm" svg:viewBox="0 0 110 258" draw:points="0,0 110,0 110,258 0,258">
            <text:p/>
          </draw:polyline>
          <draw:frame draw:style-name="gr29" draw:text-style-name="P10" draw:layer="layout" svg:width="0.857cm" svg:height="0.268cm" svg:x="14.592cm" svg:y="8.814cm">
            <draw:text-box>
              <text:p text:style-name="P7"><text:span text:style-name="T8">Fehmarn</text:span></text:p>
            </draw:text-box>
          </draw:frame>
          <draw:frame draw:style-name="gr30" draw:text-style-name="P10" draw:layer="layout" svg:width="3.38cm" svg:height="0.268cm" svg:x="9.688cm" svg:y="9.707cm">
            <draw:text-box>
              <text:p text:style-name="P7"><text:span text:style-name="T8">TLS-18516. Rab.FRA.hum.CG.2008</text:span></text:p>
            </draw:text-box>
          </draw:frame>
          <draw:line draw:style-name="gr4" draw:text-style-name="P1" draw:layer="layout" svg:x1="6.838cm" svg:y1="9.861cm" svg:x2="8.005cm" svg:y2="9.861cm">
            <text:p/>
          </draw:line>
          <draw:line draw:style-name="gr4" draw:text-style-name="P1" draw:layer="layout" svg:x1="6.829cm" svg:y1="7.152cm" svg:x2="6.829cm" svg:y2="8.497cm">
            <text:p/>
          </draw:line>
          <draw:line draw:style-name="gr4" draw:text-style-name="P1" draw:layer="layout" svg:x1="6.829cm" svg:y1="8.516cm" svg:x2="6.829cm" svg:y2="9.861cm">
            <text:p/>
          </draw:line>
          <draw:polyline draw:style-name="gr4" draw:text-style-name="P1" draw:layer="layout" svg:width="0.343cm" svg:height="2.178cm" svg:x="6.486cm" svg:y="8.506cm" svg:viewBox="0 0 344 2179" draw:points="0,2179 0,0 344,0">
            <text:p/>
          </draw:polyline>
          <draw:polyline draw:style-name="gr4" draw:text-style-name="P1" draw:layer="layout" svg:width="0.109cm" svg:height="0.258cm" svg:x="9.39cm" svg:y="10.029cm" svg:viewBox="0 0 110 259" draw:points="0,0 110,0 110,259 0,259">
            <text:p/>
          </draw:polyline>
          <draw:frame draw:style-name="gr9" draw:text-style-name="P11" draw:layer="layout" svg:width="1.268cm" svg:height="0.289cm" svg:x="8.015cm" svg:y="9.702cm">
            <draw:text-box>
              <text:p text:style-name="P7"><text:span text:style-name="T9"><text:s/></text:span><text:span text:style-name="T9">JQ013793</text:span></text:p>
            </draw:text-box>
          </draw:frame>
          <draw:frame draw:style-name="gr31" draw:text-style-name="P10" draw:layer="layout" svg:width="3.418cm" svg:height="0.268cm" svg:x="9.564cm" svg:y="10.005cm">
            <draw:text-box>
              <text:p text:style-name="P7"><text:span text:style-name="T8">K153. <text:s/>Rab.DEU.RP.rabbit.FLI.2016</text:span></text:p>
            </draw:text-box>
          </draw:frame>
          <draw:line draw:style-name="gr4" draw:text-style-name="P1" draw:layer="layout" svg:x1="7.389cm" svg:y1="10.158cm" svg:x2="7.519cm" svg:y2="10.158cm">
            <text:p/>
          </draw:line>
          <draw:polyline draw:style-name="gr4" draw:text-style-name="P1" draw:layer="layout" svg:width="0.109cm" svg:height="0.258cm" svg:x="9.251cm" svg:y="10.327cm" svg:viewBox="0 0 110 259" draw:points="0,0 110,0 110,259 0,259">
            <text:p/>
          </draw:polyline>
          <draw:frame draw:style-name="gr28" draw:text-style-name="P11" draw:layer="layout" svg:width="1.281cm" svg:height="0.289cm" svg:x="7.852cm" svg:y="10cm">
            <draw:text-box>
              <text:p text:style-name="P7"><text:span text:style-name="T9"><text:s/></text:span><text:span text:style-name="T9">KY092473</text:span></text:p>
            </draw:text-box>
          </draw:frame>
          <draw:frame draw:style-name="gr31" draw:text-style-name="P10" draw:layer="layout" svg:width="3.418cm" svg:height="0.268cm" svg:x="9.425cm" svg:y="10.302cm">
            <draw:text-box>
              <text:p text:style-name="P7"><text:span text:style-name="T8">K154. <text:s/>Rab.DEU.RP.rabbit.FLI.2016</text:span></text:p>
            </draw:text-box>
          </draw:frame>
          <draw:polyline draw:style-name="gr4" draw:text-style-name="P1" draw:layer="layout" svg:width="0.109cm" svg:height="0.258cm" svg:x="9.251cm" svg:y="10.624cm" svg:viewBox="0 0 110 259" draw:points="0,0 110,0 110,259 0,259">
            <text:p/>
          </draw:polyline>
          <draw:frame draw:style-name="gr28" draw:text-style-name="P11" draw:layer="layout" svg:width="1.281cm" svg:height="0.289cm" svg:x="7.713cm" svg:y="10.297cm">
            <draw:text-box>
              <text:p text:style-name="P7"><text:span text:style-name="T9"><text:s/></text:span><text:span text:style-name="T9">KY092474</text:span></text:p>
            </draw:text-box>
          </draw:frame>
          <draw:frame draw:style-name="gr31" draw:text-style-name="P10" draw:layer="layout" svg:width="3.418cm" svg:height="0.268cm" svg:x="9.425cm" svg:y="10.6cm">
            <draw:text-box>
              <text:p text:style-name="P7"><text:span text:style-name="T8">K155. <text:s/>Rab.DEU.RP.rabbit.FLI.2016</text:span></text:p>
            </draw:text-box>
          </draw:frame>
          <draw:line draw:style-name="gr4" draw:text-style-name="P1" draw:layer="layout" svg:x1="7.38cm" svg:y1="10.158cm" svg:x2="7.38cm" svg:y2="10.446cm">
            <text:p/>
          </draw:line>
          <draw:line draw:style-name="gr4" draw:text-style-name="P1" draw:layer="layout" svg:x1="7.38cm" svg:y1="10.466cm" svg:x2="7.38cm" svg:y2="10.753cm">
            <text:p/>
          </draw:line>
          <draw:polyline draw:style-name="gr4" draw:text-style-name="P1" draw:layer="layout" svg:width="0.12cm" svg:height="0.287cm" svg:x="7.26cm" svg:y="10.456cm" svg:viewBox="0 0 121 288" draw:points="0,288 0,0 121,0">
            <text:p/>
          </draw:polyline>
          <draw:polyline draw:style-name="gr4" draw:text-style-name="P1" draw:layer="layout" svg:width="0.109cm" svg:height="0.258cm" svg:x="9.405cm" svg:y="10.922cm" svg:viewBox="0 0 110 259" draw:points="0,0 110,0 110,259 0,259">
            <text:p/>
          </draw:polyline>
          <draw:frame draw:style-name="gr28" draw:text-style-name="P11" draw:layer="layout" svg:width="1.281cm" svg:height="0.289cm" svg:x="7.713cm" svg:y="10.595cm">
            <draw:text-box>
              <text:p text:style-name="P7"><text:span text:style-name="T9"><text:s/></text:span><text:span text:style-name="T9">KY092475</text:span></text:p>
            </draw:text-box>
          </draw:frame>
          <draw:frame draw:style-name="gr31" draw:text-style-name="P10" draw:layer="layout" svg:width="3.418cm" svg:height="0.268cm" svg:x="9.579cm" svg:y="10.898cm">
            <draw:text-box>
              <text:p text:style-name="P7"><text:span text:style-name="T8">K159. <text:s/>Rab.DEU.RP.rabbit.FLI.2016</text:span></text:p>
            </draw:text-box>
          </draw:frame>
          <draw:line draw:style-name="gr4" draw:text-style-name="P1" draw:layer="layout" svg:x1="7.27cm" svg:y1="11.051cm" svg:x2="7.533cm" svg:y2="11.051cm">
            <text:p/>
          </draw:line>
          <draw:line draw:style-name="gr4" draw:text-style-name="P1" draw:layer="layout" svg:x1="7.26cm" svg:y1="10.763cm" svg:x2="7.26cm" svg:y2="11.051cm">
            <text:p/>
          </draw:line>
          <draw:polyline draw:style-name="gr4" draw:text-style-name="P1" draw:layer="layout" svg:width="0.109cm" svg:height="0.288cm" svg:x="7.151cm" svg:y="10.753cm" svg:viewBox="0 0 110 289" draw:points="0,289 0,0 110,0">
            <text:p/>
          </draw:polyline>
          <draw:polyline draw:style-name="gr4" draw:text-style-name="P1" draw:layer="layout" svg:width="0.109cm" svg:height="0.257cm" svg:x="9.42cm" svg:y="11.22cm" svg:viewBox="0 0 110 258" draw:points="0,0 110,0 110,258 0,258">
            <text:p/>
          </draw:polyline>
          <draw:frame draw:style-name="gr28" draw:text-style-name="P11" draw:layer="layout" svg:width="1.281cm" svg:height="0.289cm" svg:x="7.866cm" svg:y="10.892cm">
            <draw:text-box>
              <text:p text:style-name="P7"><text:span text:style-name="T9"><text:s/></text:span><text:span text:style-name="T9">KY092478</text:span></text:p>
            </draw:text-box>
          </draw:frame>
          <draw:frame draw:style-name="gr31" draw:text-style-name="P10" draw:layer="layout" svg:width="3.418cm" svg:height="0.268cm" svg:x="9.594cm" svg:y="11.195cm">
            <draw:text-box>
              <text:p text:style-name="P7"><text:span text:style-name="T8">K106. <text:s/>Rab.DEU.RP.rabbit.FLI.2015</text:span></text:p>
            </draw:text-box>
          </draw:frame>
          <draw:line draw:style-name="gr4" draw:text-style-name="P1" draw:layer="layout" svg:x1="7.161cm" svg:y1="11.349cm" svg:x2="7.548cm" svg:y2="11.349cm">
            <text:p/>
          </draw:line>
          <draw:line draw:style-name="gr4" draw:text-style-name="P1" draw:layer="layout" svg:x1="7.151cm" svg:y1="11.061cm" svg:x2="7.151cm" svg:y2="11.349cm">
            <text:p/>
          </draw:line>
          <draw:polyline draw:style-name="gr4" draw:text-style-name="P1" draw:layer="layout" svg:width="0.154cm" svg:height="0.526cm" svg:x="6.997cm" svg:y="11.051cm" svg:viewBox="0 0 155 527" draw:points="0,527 0,0 155,0">
            <text:p/>
          </draw:polyline>
          <draw:polyline draw:style-name="gr4" draw:text-style-name="P1" draw:layer="layout" svg:width="0.109cm" svg:height="0.258cm" svg:x="9.608cm" svg:y="11.517cm" svg:viewBox="0 0 110 259" draw:points="0,0 110,0 110,259 0,259">
            <text:p/>
          </draw:polyline>
          <draw:frame draw:style-name="gr28" draw:text-style-name="P11" draw:layer="layout" svg:width="1.281cm" svg:height="0.289cm" svg:x="7.881cm" svg:y="11.19cm">
            <draw:text-box>
              <text:p text:style-name="P7"><text:span text:style-name="T9"><text:s/></text:span><text:span text:style-name="T9">KY092460</text:span></text:p>
            </draw:text-box>
          </draw:frame>
          <draw:frame draw:style-name="gr31" draw:text-style-name="P10" draw:layer="layout" svg:width="3.418cm" svg:height="0.268cm" svg:x="9.782cm" svg:y="11.493cm">
            <draw:text-box>
              <text:p text:style-name="P7"><text:span text:style-name="T8">K109. <text:s/>Rab.DEU.RP.rabbit.FLI.2015</text:span></text:p>
            </draw:text-box>
          </draw:frame>
          <draw:line draw:style-name="gr4" draw:text-style-name="P1" draw:layer="layout" svg:x1="7.32cm" svg:y1="11.646cm" svg:x2="7.737cm" svg:y2="11.646cm">
            <text:p/>
          </draw:line>
          <draw:polyline draw:style-name="gr4" draw:text-style-name="P1" draw:layer="layout" svg:width="0.109cm" svg:height="0.258cm" svg:x="9.509cm" svg:y="11.815cm" svg:viewBox="0 0 110 259" draw:points="0,0 110,0 110,259 0,259">
            <text:p/>
          </draw:polyline>
          <draw:frame draw:style-name="gr28" draw:text-style-name="P11" draw:layer="layout" svg:width="1.281cm" svg:height="0.289cm" svg:x="8.07cm" svg:y="11.488cm">
            <draw:text-box>
              <text:p text:style-name="P7"><text:span text:style-name="T9"><text:s/></text:span><text:span text:style-name="T9">KY092467</text:span></text:p>
            </draw:text-box>
          </draw:frame>
          <draw:frame draw:style-name="gr31" draw:text-style-name="P10" draw:layer="layout" svg:width="3.418cm" svg:height="0.268cm" svg:x="9.683cm" svg:y="11.79cm">
            <draw:text-box>
              <text:p text:style-name="P7"><text:span text:style-name="T8">K151. <text:s/>Rab.DEU.RP.rabbit.FLI.2016</text:span></text:p>
            </draw:text-box>
          </draw:frame>
          <draw:line draw:style-name="gr4" draw:text-style-name="P1" draw:layer="layout" svg:x1="7.32cm" svg:y1="11.944cm" svg:x2="7.638cm" svg:y2="11.944cm">
            <text:p/>
          </draw:line>
          <draw:line draw:style-name="gr4" draw:text-style-name="P1" draw:layer="layout" svg:x1="7.31cm" svg:y1="11.646cm" svg:x2="7.31cm" svg:y2="11.785cm">
            <text:p/>
          </draw:line>
          <draw:line draw:style-name="gr4" draw:text-style-name="P1" draw:layer="layout" svg:x1="7.31cm" svg:y1="11.805cm" svg:x2="7.31cm" svg:y2="11.944cm">
            <text:p/>
          </draw:line>
          <draw:polyline draw:style-name="gr4" draw:text-style-name="P1" draw:layer="layout" svg:width="0.114cm" svg:height="0.322cm" svg:x="7.196cm" svg:y="11.795cm" svg:viewBox="0 0 115 323" draw:points="0,323 0,0 115,0">
            <text:p/>
          </draw:polyline>
          <draw:polyline draw:style-name="gr4" draw:text-style-name="P1" draw:layer="layout" svg:width="0.109cm" svg:height="0.258cm" svg:x="9.782cm" svg:y="12.112cm" svg:viewBox="0 0 110 259" draw:points="0,0 110,0 110,259 0,259">
            <text:p/>
          </draw:polyline>
          <draw:frame draw:style-name="gr28" draw:text-style-name="P11" draw:layer="layout" svg:width="1.281cm" svg:height="0.289cm" svg:x="7.971cm" svg:y="11.785cm">
            <draw:text-box>
              <text:p text:style-name="P7"><text:span text:style-name="T9"><text:s/></text:span><text:span text:style-name="T9">KY092472</text:span></text:p>
            </draw:text-box>
          </draw:frame>
          <draw:frame draw:style-name="gr31" draw:text-style-name="P10" draw:layer="layout" svg:width="3.418cm" svg:height="0.268cm" svg:x="9.956cm" svg:y="12.088cm">
            <draw:text-box>
              <text:p text:style-name="P7"><text:span text:style-name="T8">K092. <text:s/>Rab.DEU.RP.rabbit.FLI.2015</text:span></text:p>
            </draw:text-box>
          </draw:frame>
          <draw:line draw:style-name="gr4" draw:text-style-name="P1" draw:layer="layout" svg:x1="7.727cm" svg:y1="12.241cm" svg:x2="7.911cm" svg:y2="12.241cm">
            <text:p/>
          </draw:line>
          <draw:polyline draw:style-name="gr4" draw:text-style-name="P1" draw:layer="layout" svg:width="0.109cm" svg:height="0.258cm" svg:x="9.633cm" svg:y="12.41cm" svg:viewBox="0 0 110 259" draw:points="0,0 110,0 110,259 0,259">
            <text:p/>
          </draw:polyline>
          <draw:frame draw:style-name="gr28" draw:text-style-name="P11" draw:layer="layout" svg:width="1.281cm" svg:height="0.289cm" svg:x="8.244cm" svg:y="12.083cm">
            <draw:text-box>
              <text:p text:style-name="P7"><text:span text:style-name="T9"><text:s/></text:span><text:span text:style-name="T9">KY092451</text:span></text:p>
            </draw:text-box>
          </draw:frame>
          <draw:frame draw:style-name="gr31" draw:text-style-name="P10" draw:layer="layout" svg:width="3.418cm" svg:height="0.268cm" svg:x="9.807cm" svg:y="12.386cm">
            <draw:text-box>
              <text:p text:style-name="P7"><text:span text:style-name="T8">K158. <text:s/>Rab.DEU.RP.rabbit.FLI.2016</text:span></text:p>
            </draw:text-box>
          </draw:frame>
          <draw:polyline draw:style-name="gr4" draw:text-style-name="P1" draw:layer="layout" svg:width="0.11cm" svg:height="0.258cm" svg:x="9.727cm" svg:y="12.708cm" svg:viewBox="0 0 111 259" draw:points="0,0 111,0 111,259 0,259">
            <text:p/>
          </draw:polyline>
          <draw:frame draw:style-name="gr28" draw:text-style-name="P11" draw:layer="layout" svg:width="1.281cm" svg:height="0.289cm" svg:x="8.095cm" svg:y="12.38cm">
            <draw:text-box>
              <text:p text:style-name="P7"><text:span text:style-name="T9"><text:s/></text:span><text:span text:style-name="T9">KY092476</text:span></text:p>
            </draw:text-box>
          </draw:frame>
          <draw:frame draw:style-name="gr31" draw:text-style-name="P10" draw:layer="layout" svg:width="3.418cm" svg:height="0.268cm" svg:x="9.902cm" svg:y="12.683cm">
            <draw:text-box>
              <text:p text:style-name="P7"><text:span text:style-name="T8">K164. <text:s/>Rab.DEU.RP.rabbit.FLI.2016</text:span></text:p>
            </draw:text-box>
          </draw:frame>
          <draw:line draw:style-name="gr4" draw:text-style-name="P1" draw:layer="layout" svg:x1="7.772cm" svg:y1="12.837cm" svg:x2="7.856cm" svg:y2="12.837cm">
            <text:p/>
          </draw:line>
          <draw:line draw:style-name="gr4" draw:text-style-name="P1" draw:layer="layout" svg:x1="7.762cm" svg:y1="12.539cm" svg:x2="7.762cm" svg:y2="12.678cm">
            <text:p/>
          </draw:line>
          <draw:line draw:style-name="gr4" draw:text-style-name="P1" draw:layer="layout" svg:x1="7.762cm" svg:y1="12.698cm" svg:x2="7.762cm" svg:y2="12.837cm">
            <text:p/>
          </draw:line>
          <draw:polyline draw:style-name="gr4" draw:text-style-name="P1" draw:layer="layout" svg:width="0.045cm" svg:height="0.214cm" svg:x="7.717cm" svg:y="12.474cm" svg:viewBox="0 0 46 215" draw:points="0,0 0,215 46,215">
            <text:p/>
          </draw:polyline>
          <draw:line draw:style-name="gr4" draw:text-style-name="P1" draw:layer="layout" svg:x1="7.717cm" svg:y1="12.241cm" svg:x2="7.717cm" svg:y2="12.455cm">
            <text:p/>
          </draw:line>
          <draw:polyline draw:style-name="gr4" draw:text-style-name="P1" draw:layer="layout" svg:width="0.521cm" svg:height="0.328cm" svg:x="7.196cm" svg:y="12.137cm" svg:viewBox="0 0 522 329" draw:points="0,0 0,329 522,329">
            <text:p/>
          </draw:polyline>
          <draw:polyline draw:style-name="gr4" draw:text-style-name="P1" draw:layer="layout" svg:width="0.199cm" svg:height="0.53cm" svg:x="6.997cm" svg:y="11.597cm" svg:viewBox="0 0 200 531" draw:points="0,0 0,531 200,531">
            <text:p/>
          </draw:polyline>
          <draw:polyline draw:style-name="gr4" draw:text-style-name="P1" draw:layer="layout" svg:width="0.109cm" svg:height="2.937cm" svg:x="13.455cm" svg:y="10.029cm" svg:viewBox="0 0 110 2938" draw:points="0,0 110,0 110,2938 0,2938">
            <text:p/>
          </draw:polyline>
          <draw:frame draw:style-name="gr28" draw:text-style-name="P11" draw:layer="layout" svg:width="1.281cm" svg:height="0.289cm" svg:x="8.189cm" svg:y="12.678cm">
            <draw:text-box>
              <text:p text:style-name="P7"><text:span text:style-name="T9"><text:s/></text:span><text:span text:style-name="T9">KY092477</text:span></text:p>
            </draw:text-box>
          </draw:frame>
          <draw:line draw:style-name="gr4" draw:text-style-name="P1" draw:layer="layout" svg:x1="6.63cm" svg:y1="11.587cm" svg:x2="6.997cm" svg:y2="11.587cm">
            <text:p/>
          </draw:line>
          <draw:polyline draw:style-name="gr4" draw:text-style-name="P1" draw:layer="layout" svg:width="0.109cm" svg:height="0.258cm" svg:x="11.147cm" svg:y="13.005cm" svg:viewBox="0 0 110 259" draw:points="0,0 110,0 110,259 0,259">
            <text:p/>
          </draw:polyline>
          <draw:frame draw:style-name="gr32" draw:text-style-name="P10" draw:layer="layout" svg:width="1.458cm" svg:height="0.268cm" svg:x="13.629cm" svg:y="11.344cm">
            <draw:text-box>
              <text:p text:style-name="P7"><text:span text:style-name="T8">Gau-Algesheim</text:span></text:p>
            </draw:text-box>
          </draw:frame>
          <draw:frame draw:style-name="gr33" draw:text-style-name="P10" draw:layer="layout" svg:width="3.325cm" svg:height="0.268cm" svg:x="11.321cm" svg:y="12.981cm">
            <draw:text-box>
              <text:p text:style-name="P7"><text:span text:style-name="T8">K126. Rab.DEU.LS.rabbit.FLI.2015</text:span></text:p>
            </draw:text-box>
          </draw:frame>
          <draw:line draw:style-name="gr4" draw:text-style-name="P1" draw:layer="layout" svg:x1="9.127cm" svg:y1="13.134cm" svg:x2="9.276cm" svg:y2="13.134cm">
            <text:p/>
          </draw:line>
          <draw:polyline draw:style-name="gr4" draw:text-style-name="P1" draw:layer="layout" svg:width="0.11cm" svg:height="0.258cm" svg:x="11.067cm" svg:y="13.303cm" svg:viewBox="0 0 111 259" draw:points="0,0 111,0 111,259 0,259">
            <text:p/>
          </draw:polyline>
          <draw:frame draw:style-name="gr28" draw:text-style-name="P11" draw:layer="layout" svg:width="1.281cm" svg:height="0.289cm" svg:x="9.609cm" svg:y="12.976cm">
            <draw:text-box>
              <text:p text:style-name="P7"><text:span text:style-name="T9"><text:s/></text:span><text:span text:style-name="T9">KY092468</text:span></text:p>
            </draw:text-box>
          </draw:frame>
          <draw:frame draw:style-name="gr33" draw:text-style-name="P10" draw:layer="layout" svg:width="3.325cm" svg:height="0.268cm" svg:x="11.242cm" svg:y="13.279cm">
            <draw:text-box>
              <text:p text:style-name="P7"><text:span text:style-name="T8">K145. Rab.DEU.LS.rabbit.FLI.2015</text:span></text:p>
            </draw:text-box>
          </draw:frame>
          <draw:line draw:style-name="gr4" draw:text-style-name="P1" draw:layer="layout" svg:x1="9.127cm" svg:y1="13.432cm" svg:x2="9.196cm" svg:y2="13.432cm">
            <text:p/>
          </draw:line>
          <draw:line draw:style-name="gr4" draw:text-style-name="P1" draw:layer="layout" svg:x1="9.117cm" svg:y1="13.134cm" svg:x2="9.117cm" svg:y2="13.273cm">
            <text:p/>
          </draw:line>
          <draw:line draw:style-name="gr4" draw:text-style-name="P1" draw:layer="layout" svg:x1="9.117cm" svg:y1="13.293cm" svg:x2="9.117cm" svg:y2="13.432cm">
            <text:p/>
          </draw:line>
          <draw:polyline draw:style-name="gr4" draw:text-style-name="P1" draw:layer="layout" svg:width="0.596cm" svg:height="0.213cm" svg:x="8.521cm" svg:y="13.283cm" svg:viewBox="0 0 597 214" draw:points="0,214 0,0 597,0">
            <text:p/>
          </draw:polyline>
          <draw:polyline draw:style-name="gr4" draw:text-style-name="P1" draw:layer="layout" svg:width="0.109cm" svg:height="0.258cm" svg:x="10.517cm" svg:y="13.6cm" svg:viewBox="0 0 110 259" draw:points="0,0 110,0 110,259 0,259">
            <text:p/>
          </draw:polyline>
          <draw:frame draw:style-name="gr28" draw:text-style-name="P11" draw:layer="layout" svg:width="1.281cm" svg:height="0.289cm" svg:x="9.529cm" svg:y="13.273cm">
            <draw:text-box>
              <text:p text:style-name="P7"><text:span text:style-name="T9"><text:s/></text:span><text:span text:style-name="T9">KY092469</text:span></text:p>
            </draw:text-box>
          </draw:frame>
          <draw:frame draw:style-name="gr33" draw:text-style-name="P10" draw:layer="layout" svg:width="3.325cm" svg:height="0.268cm" svg:x="10.691cm" svg:y="13.576cm">
            <draw:text-box>
              <text:p text:style-name="P7"><text:span text:style-name="T8">K147. Rab.DEU.LS.rabbit.FLI.2015</text:span></text:p>
            </draw:text-box>
          </draw:frame>
          <draw:line draw:style-name="gr4" draw:text-style-name="P1" draw:layer="layout" svg:x1="8.531cm" svg:y1="13.729cm" svg:x2="8.645cm" svg:y2="13.729cm">
            <text:p/>
          </draw:line>
          <draw:polyline draw:style-name="gr4" draw:text-style-name="P1" draw:layer="layout" svg:width="0.109cm" svg:height="0.853cm" svg:x="14.78cm" svg:y="13.005cm" svg:viewBox="0 0 110 854" draw:points="0,0 110,0 110,854 0,854">
            <text:p/>
          </draw:polyline>
          <draw:frame draw:style-name="gr28" draw:text-style-name="P11" draw:layer="layout" svg:width="1.281cm" svg:height="0.289cm" svg:x="8.978cm" svg:y="13.571cm">
            <draw:text-box>
              <text:p text:style-name="P7"><text:span text:style-name="T9"><text:s/></text:span><text:span text:style-name="T9">KY092470</text:span></text:p>
            </draw:text-box>
          </draw:frame>
          <draw:line draw:style-name="gr4" draw:text-style-name="P1" draw:layer="layout" svg:x1="8.521cm" svg:y1="13.516cm" svg:x2="8.521cm" svg:y2="13.729cm">
            <text:p/>
          </draw:line>
          <draw:line draw:style-name="gr4" draw:text-style-name="P1" draw:layer="layout" svg:x1="7.052cm" svg:y1="13.506cm" svg:x2="8.521cm" svg:y2="13.506cm">
            <text:p/>
          </draw:line>
          <draw:polyline draw:style-name="gr4" draw:text-style-name="P1" draw:layer="layout" svg:width="0.109cm" svg:height="0.258cm" svg:x="11.172cm" svg:y="13.898cm" svg:viewBox="0 0 110 259" draw:points="0,0 110,0 110,259 0,259">
            <text:p/>
          </draw:polyline>
          <draw:frame draw:style-name="gr32" draw:text-style-name="P10" draw:layer="layout" svg:width="1.458cm" svg:height="0.268cm" svg:x="14.954cm" svg:y="13.279cm">
            <draw:text-box>
              <text:p text:style-name="P7"><text:span text:style-name="T8">Gau-Algesheim</text:span></text:p>
            </draw:text-box>
          </draw:frame>
          <draw:frame draw:style-name="gr31" draw:text-style-name="P10" draw:layer="layout" svg:width="3.418cm" svg:height="0.268cm" svg:x="11.346cm" svg:y="13.874cm">
            <draw:text-box>
              <text:p text:style-name="P7"><text:span text:style-name="T8">K096. <text:s/>Rab.DEU.RP.rabbit.FLI.2015</text:span></text:p>
            </draw:text-box>
          </draw:frame>
          <draw:line draw:style-name="gr4" draw:text-style-name="P1" draw:layer="layout" svg:x1="9.216cm" svg:y1="14.027cm" svg:x2="9.3cm" svg:y2="14.027cm">
            <text:p/>
          </draw:line>
          <draw:polyline draw:style-name="gr4" draw:text-style-name="P1" draw:layer="layout" svg:width="0.109cm" svg:height="0.258cm" svg:x="11.122cm" svg:y="14.196cm" svg:viewBox="0 0 110 259" draw:points="0,0 110,0 110,259 0,259">
            <text:p/>
          </draw:polyline>
          <draw:frame draw:style-name="gr28" draw:text-style-name="P11" draw:layer="layout" svg:width="1.281cm" svg:height="0.289cm" svg:x="9.633cm" svg:y="13.868cm">
            <draw:text-box>
              <text:p text:style-name="P7"><text:span text:style-name="T9"><text:s/></text:span><text:span text:style-name="T9">KY092466</text:span></text:p>
            </draw:text-box>
          </draw:frame>
          <draw:frame draw:style-name="gr31" draw:text-style-name="P10" draw:layer="layout" svg:width="3.418cm" svg:height="0.268cm" svg:x="11.296cm" svg:y="14.171cm">
            <draw:text-box>
              <text:p text:style-name="P7"><text:span text:style-name="T8">K149. <text:s/>Rab.DEU.RP.rabbit.FLI.2016</text:span></text:p>
            </draw:text-box>
          </draw:frame>
          <draw:line draw:style-name="gr4" draw:text-style-name="P1" draw:layer="layout" svg:x1="9.216cm" svg:y1="14.325cm" svg:x2="9.251cm" svg:y2="14.325cm">
            <text:p/>
          </draw:line>
          <draw:line draw:style-name="gr4" draw:text-style-name="P1" draw:layer="layout" svg:x1="9.206cm" svg:y1="14.027cm" svg:x2="9.206cm" svg:y2="14.166cm">
            <text:p/>
          </draw:line>
          <draw:line draw:style-name="gr4" draw:text-style-name="P1" draw:layer="layout" svg:x1="9.206cm" svg:y1="14.186cm" svg:x2="9.206cm" svg:y2="14.325cm">
            <text:p/>
          </draw:line>
          <draw:polyline draw:style-name="gr4" draw:text-style-name="P1" draw:layer="layout" svg:width="0.045cm" svg:height="0.213cm" svg:x="9.161cm" svg:y="14.176cm" svg:viewBox="0 0 46 214" draw:points="0,214 0,0 46,0">
            <text:p/>
          </draw:polyline>
          <draw:polyline draw:style-name="gr4" draw:text-style-name="P1" draw:layer="layout" svg:width="0.109cm" svg:height="0.258cm" svg:x="11.033cm" svg:y="14.493cm" svg:viewBox="0 0 110 259" draw:points="0,0 110,0 110,259 0,259">
            <text:p/>
          </draw:polyline>
          <draw:frame draw:style-name="gr28" draw:text-style-name="P11" draw:layer="layout" svg:width="1.281cm" svg:height="0.289cm" svg:x="9.584cm" svg:y="14.166cm">
            <draw:text-box>
              <text:p text:style-name="P7"><text:span text:style-name="T9"><text:s/></text:span><text:span text:style-name="T9">KY092471</text:span></text:p>
            </draw:text-box>
          </draw:frame>
          <draw:frame draw:style-name="gr31" draw:text-style-name="P10" draw:layer="layout" svg:width="3.418cm" svg:height="0.268cm" svg:x="11.207cm" svg:y="14.469cm">
            <draw:text-box>
              <text:p text:style-name="P7"><text:span text:style-name="T8">K103. <text:s/>Rab.DEU.RP.rabbit.FLI.2015</text:span></text:p>
            </draw:text-box>
          </draw:frame>
          <draw:polyline draw:style-name="gr4" draw:text-style-name="P1" draw:layer="layout" svg:width="0.109cm" svg:height="0.853cm" svg:x="14.845cm" svg:y="13.898cm" svg:viewBox="0 0 110 854" draw:points="0,0 110,0 110,854 0,854">
            <text:p/>
          </draw:polyline>
          <draw:frame draw:style-name="gr28" draw:text-style-name="P11" draw:layer="layout" svg:width="1.281cm" svg:height="0.289cm" svg:x="9.495cm" svg:y="14.464cm">
            <draw:text-box>
              <text:p text:style-name="P7"><text:span text:style-name="T9"><text:s/></text:span><text:span text:style-name="T9">KY092459</text:span></text:p>
            </draw:text-box>
          </draw:frame>
          <draw:line draw:style-name="gr4" draw:text-style-name="P1" draw:layer="layout" svg:x1="9.161cm" svg:y1="14.409cm" svg:x2="9.161cm" svg:y2="14.622cm">
            <text:p/>
          </draw:line>
          <draw:line draw:style-name="gr4" draw:text-style-name="P1" draw:layer="layout" svg:x1="7.246cm" svg:y1="14.399cm" svg:x2="9.161cm" svg:y2="14.399cm">
            <text:p/>
          </draw:line>
          <draw:polyline draw:style-name="gr4" draw:text-style-name="P1" draw:layer="layout" svg:width="0.109cm" svg:height="0.258cm" svg:x="10.323cm" svg:y="14.791cm" svg:viewBox="0 0 110 259" draw:points="0,0 110,0 110,259 0,259">
            <text:p/>
          </draw:polyline>
          <draw:frame draw:style-name="gr32" draw:text-style-name="P10" draw:layer="layout" svg:width="1.458cm" svg:height="0.268cm" svg:x="15.019cm" svg:y="14.171cm">
            <draw:text-box>
              <text:p text:style-name="P7"><text:span text:style-name="T8">Gau-Algesheim</text:span></text:p>
            </draw:text-box>
          </draw:frame>
          <draw:frame draw:style-name="gr27" draw:text-style-name="P10" draw:layer="layout" svg:width="3.363cm" svg:height="0.268cm" svg:x="10.497cm" svg:y="14.767cm">
            <draw:text-box>
              <text:p text:style-name="P7"><text:span text:style-name="T8">K035. Rab.DEU.SH.rabbit.FLI.2015</text:span></text:p>
            </draw:text-box>
          </draw:frame>
          <draw:line draw:style-name="gr4" draw:text-style-name="P1" draw:layer="layout" svg:x1="8.119cm" svg:y1="14.92cm" svg:x2="8.452cm" svg:y2="14.92cm">
            <text:p/>
          </draw:line>
          <draw:polyline draw:style-name="gr4" draw:text-style-name="P1" draw:layer="layout" svg:width="0.109cm" svg:height="0.258cm" svg:x="10.338cm" svg:y="15.088cm" svg:viewBox="0 0 110 259" draw:points="0,0 110,0 110,259 0,259">
            <text:p/>
          </draw:polyline>
          <draw:frame draw:style-name="gr28" draw:text-style-name="P11" draw:layer="layout" svg:width="1.281cm" svg:height="0.289cm" svg:x="8.785cm" svg:y="14.761cm">
            <draw:text-box>
              <text:p text:style-name="P7"><text:span text:style-name="T9"><text:s/></text:span><text:span text:style-name="T9">KY092453</text:span></text:p>
            </draw:text-box>
          </draw:frame>
          <draw:frame draw:style-name="gr27" draw:text-style-name="P10" draw:layer="layout" svg:width="3.363cm" svg:height="0.268cm" svg:x="10.512cm" svg:y="15.064cm">
            <draw:text-box>
              <text:p text:style-name="P7"><text:span text:style-name="T8">K048. Rab.DEU.SH.rabbit.FLI.2015</text:span></text:p>
            </draw:text-box>
          </draw:frame>
          <draw:line draw:style-name="gr4" draw:text-style-name="P1" draw:layer="layout" svg:x1="8.283cm" svg:y1="15.217cm" svg:x2="8.467cm" svg:y2="15.217cm">
            <text:p/>
          </draw:line>
          <draw:polyline draw:style-name="gr4" draw:text-style-name="P1" draw:layer="layout" svg:width="0.109cm" svg:height="0.258cm" svg:x="10.239cm" svg:y="15.386cm" svg:viewBox="0 0 110 259" draw:points="0,0 110,0 110,259 0,259">
            <text:p/>
          </draw:polyline>
          <draw:frame draw:style-name="gr28" draw:text-style-name="P11" draw:layer="layout" svg:width="1.281cm" svg:height="0.289cm" svg:x="8.8cm" svg:y="15.059cm">
            <draw:text-box>
              <text:p text:style-name="P7"><text:span text:style-name="T9"><text:s/></text:span><text:span text:style-name="T9">KY092454</text:span></text:p>
            </draw:text-box>
          </draw:frame>
          <draw:frame draw:style-name="gr27" draw:text-style-name="P10" draw:layer="layout" svg:width="3.363cm" svg:height="0.268cm" svg:x="10.413cm" svg:y="15.362cm">
            <draw:text-box>
              <text:p text:style-name="P7"><text:span text:style-name="T8">K031. Rab.DEU.SH.rabbit.FLI.2015</text:span></text:p>
            </draw:text-box>
          </draw:frame>
          <draw:line draw:style-name="gr4" draw:text-style-name="P1" draw:layer="layout" svg:x1="8.283cm" svg:y1="15.515cm" svg:x2="8.367cm" svg:y2="15.515cm">
            <text:p/>
          </draw:line>
          <draw:line draw:style-name="gr4" draw:text-style-name="P1" draw:layer="layout" svg:x1="8.273cm" svg:y1="15.217cm" svg:x2="8.273cm" svg:y2="15.356cm">
            <text:p/>
          </draw:line>
          <draw:line draw:style-name="gr4" draw:text-style-name="P1" draw:layer="layout" svg:x1="8.273cm" svg:y1="15.376cm" svg:x2="8.273cm" svg:y2="15.515cm">
            <text:p/>
          </draw:line>
          <draw:polyline draw:style-name="gr4" draw:text-style-name="P1" draw:layer="layout" svg:width="0.035cm" svg:height="0.323cm" svg:x="8.238cm" svg:y="15.366cm" svg:viewBox="0 0 36 324" draw:points="0,324 0,0 36,0">
            <text:p/>
          </draw:polyline>
          <draw:polyline draw:style-name="gr4" draw:text-style-name="P1" draw:layer="layout" svg:width="0.109cm" svg:height="0.258cm" svg:x="10.363cm" svg:y="15.684cm" svg:viewBox="0 0 110 259" draw:points="0,0 110,0 110,259 0,259">
            <text:p/>
          </draw:polyline>
          <draw:frame draw:style-name="gr28" draw:text-style-name="P11" draw:layer="layout" svg:width="1.281cm" svg:height="0.289cm" svg:x="8.7cm" svg:y="15.356cm">
            <draw:text-box>
              <text:p text:style-name="P7"><text:span text:style-name="T9"><text:s/></text:span><text:span text:style-name="T9">KY092461</text:span></text:p>
            </draw:text-box>
          </draw:frame>
          <draw:frame draw:style-name="gr27" draw:text-style-name="P10" draw:layer="layout" svg:width="3.363cm" svg:height="0.268cm" svg:x="10.537cm" svg:y="15.659cm">
            <draw:text-box>
              <text:p text:style-name="P7"><text:span text:style-name="T8">K027. Rab.DEU.SH.rabbit.FLI.2015</text:span></text:p>
            </draw:text-box>
          </draw:frame>
          <draw:line draw:style-name="gr4" draw:text-style-name="P1" draw:layer="layout" svg:x1="8.308cm" svg:y1="15.813cm" svg:x2="8.491cm" svg:y2="15.813cm">
            <text:p/>
          </draw:line>
          <draw:polyline draw:style-name="gr4" draw:text-style-name="P1" draw:layer="layout" svg:width="0.11cm" svg:height="0.258cm" svg:x="10.263cm" svg:y="15.981cm" svg:viewBox="0 0 111 259" draw:points="0,0 111,0 111,259 0,259">
            <text:p/>
          </draw:polyline>
          <draw:frame draw:style-name="gr28" draw:text-style-name="P11" draw:layer="layout" svg:width="1.281cm" svg:height="0.289cm" svg:x="8.824cm" svg:y="15.654cm">
            <draw:text-box>
              <text:p text:style-name="P7"><text:span text:style-name="T9"><text:s/></text:span><text:span text:style-name="T9">KY092452</text:span></text:p>
            </draw:text-box>
          </draw:frame>
          <draw:frame draw:style-name="gr27" draw:text-style-name="P10" draw:layer="layout" svg:width="3.363cm" svg:height="0.268cm" svg:x="10.438cm" svg:y="15.957cm">
            <draw:text-box>
              <text:p text:style-name="P7"><text:span text:style-name="T8">K051. Rab.DEU.SH.rabbit.FLI.2015</text:span></text:p>
            </draw:text-box>
          </draw:frame>
          <draw:line draw:style-name="gr4" draw:text-style-name="P1" draw:layer="layout" svg:x1="8.357cm" svg:y1="16.11cm" svg:x2="8.392cm" svg:y2="16.11cm">
            <text:p/>
          </draw:line>
          <draw:polyline draw:style-name="gr4" draw:text-style-name="P1" draw:layer="layout" svg:width="0.11cm" svg:height="0.258cm" svg:x="10.263cm" svg:y="16.279cm" svg:viewBox="0 0 111 259" draw:points="0,0 111,0 111,259 0,259">
            <text:p/>
          </draw:polyline>
          <draw:frame draw:style-name="gr28" draw:text-style-name="P11" draw:layer="layout" svg:width="1.281cm" svg:height="0.289cm" svg:x="8.725cm" svg:y="15.952cm">
            <draw:text-box>
              <text:p text:style-name="P7"><text:span text:style-name="T9"><text:s/></text:span><text:span text:style-name="T9">KY092462</text:span></text:p>
            </draw:text-box>
          </draw:frame>
          <draw:frame draw:style-name="gr27" draw:text-style-name="P10" draw:layer="layout" svg:width="3.363cm" svg:height="0.268cm" svg:x="10.438cm" svg:y="16.255cm">
            <draw:text-box>
              <text:p text:style-name="P7"><text:span text:style-name="T8">K052. Rab.DEU.SH.rabbit.FLI.2015</text:span></text:p>
            </draw:text-box>
          </draw:frame>
          <draw:line draw:style-name="gr4" draw:text-style-name="P1" draw:layer="layout" svg:x1="8.357cm" svg:y1="16.408cm" svg:x2="8.392cm" svg:y2="16.408cm">
            <text:p/>
          </draw:line>
          <draw:line draw:style-name="gr4" draw:text-style-name="P1" draw:layer="layout" svg:x1="8.347cm" svg:y1="16.11cm" svg:x2="8.347cm" svg:y2="16.249cm">
            <text:p/>
          </draw:line>
          <draw:line draw:style-name="gr4" draw:text-style-name="P1" draw:layer="layout" svg:x1="8.347cm" svg:y1="16.269cm" svg:x2="8.347cm" svg:y2="16.408cm">
            <text:p/>
          </draw:line>
          <draw:polyline draw:style-name="gr4" draw:text-style-name="P1" draw:layer="layout" svg:width="0.049cm" svg:height="0.213cm" svg:x="8.298cm" svg:y="16.046cm" svg:viewBox="0 0 50 214" draw:points="0,0 0,214 50,214">
            <text:p/>
          </draw:polyline>
          <draw:line draw:style-name="gr4" draw:text-style-name="P1" draw:layer="layout" svg:x1="8.298cm" svg:y1="15.813cm" svg:x2="8.298cm" svg:y2="16.026cm">
            <text:p/>
          </draw:line>
          <draw:polyline draw:style-name="gr4" draw:text-style-name="P1" draw:layer="layout" svg:width="0.06cm" svg:height="0.328cm" svg:x="8.238cm" svg:y="15.708cm" svg:viewBox="0 0 61 329" draw:points="0,0 0,329 61,329">
            <text:p/>
          </draw:polyline>
          <draw:polyline draw:style-name="gr4" draw:text-style-name="P1" draw:layer="layout" svg:width="0.129cm" svg:height="0.382cm" svg:x="8.109cm" svg:y="15.317cm" svg:viewBox="0 0 130 383" draw:points="0,0 0,383 130,383">
            <text:p/>
          </draw:polyline>
          <draw:polyline draw:style-name="gr4" draw:text-style-name="P1" draw:layer="layout" svg:width="0.109cm" svg:height="1.746cm" svg:x="14.036cm" svg:y="14.791cm" svg:viewBox="0 0 110 1747" draw:points="0,0 110,0 110,1747 0,1747">
            <text:p/>
          </draw:polyline>
          <draw:frame draw:style-name="gr28" draw:text-style-name="P11" draw:layer="layout" svg:width="1.281cm" svg:height="0.289cm" svg:x="8.725cm" svg:y="16.249cm">
            <draw:text-box>
              <text:p text:style-name="P7"><text:span text:style-name="T9"><text:s/></text:span><text:span text:style-name="T9">KY092463</text:span></text:p>
            </draw:text-box>
          </draw:frame>
          <draw:line draw:style-name="gr4" draw:text-style-name="P1" draw:layer="layout" svg:x1="8.109cm" svg:y1="14.92cm" svg:x2="8.109cm" svg:y2="15.297cm">
            <text:p/>
          </draw:line>
          <draw:line draw:style-name="gr4" draw:text-style-name="P1" draw:layer="layout" svg:x1="7.246cm" svg:y1="15.307cm" svg:x2="8.109cm" svg:y2="15.307cm">
            <text:p/>
          </draw:line>
          <draw:line draw:style-name="gr4" draw:text-style-name="P1" draw:layer="layout" svg:x1="7.236cm" svg:y1="14.399cm" svg:x2="7.236cm" svg:y2="14.84cm">
            <text:p/>
          </draw:line>
          <draw:line draw:style-name="gr4" draw:text-style-name="P1" draw:layer="layout" svg:x1="7.236cm" svg:y1="14.86cm" svg:x2="7.236cm" svg:y2="15.307cm">
            <text:p/>
          </draw:line>
          <draw:polyline draw:style-name="gr4" draw:text-style-name="P1" draw:layer="layout" svg:width="0.194cm" svg:height="0.664cm" svg:x="7.042cm" svg:y="14.186cm" svg:viewBox="0 0 195 665" draw:points="0,0 0,665 195,665">
            <text:p/>
          </draw:polyline>
          <draw:line draw:style-name="gr4" draw:text-style-name="P1" draw:layer="layout" svg:x1="7.042cm" svg:y1="13.506cm" svg:x2="7.042cm" svg:y2="14.166cm">
            <text:p/>
          </draw:line>
          <draw:polyline draw:style-name="gr4" draw:text-style-name="P1" draw:layer="layout" svg:width="0.422cm" svg:height="1.285cm" svg:x="6.62cm" svg:y="12.891cm" svg:viewBox="0 0 423 1286" draw:points="0,0 0,1286 423,1286">
            <text:p/>
          </draw:polyline>
          <draw:line draw:style-name="gr4" draw:text-style-name="P1" draw:layer="layout" svg:x1="6.62cm" svg:y1="11.587cm" svg:x2="6.62cm" svg:y2="12.871cm">
            <text:p/>
          </draw:line>
          <draw:polyline draw:style-name="gr4" draw:text-style-name="P1" draw:layer="layout" svg:width="0.134cm" svg:height="2.177cm" svg:x="6.486cm" svg:y="10.704cm" svg:viewBox="0 0 135 2178" draw:points="0,0 0,2178 135,2178">
            <text:p/>
          </draw:polyline>
          <draw:polyline draw:style-name="gr4" draw:text-style-name="P1" draw:layer="layout" svg:width="0.601cm" svg:height="3.031cm" svg:x="5.885cm" svg:y="7.663cm" svg:viewBox="0 0 602 3032" draw:points="0,0 0,3032 602,3032">
            <text:p/>
          </draw:polyline>
          <draw:polyline draw:style-name="gr4" draw:text-style-name="P1" draw:layer="layout" svg:width="0.159cm" svg:height="12.202cm" svg:x="17.032cm" svg:y="4.335cm" svg:viewBox="0 0 160 12203" draw:points="0,0 160,0 160,12203 0,12203">
            <text:p/>
          </draw:polyline>
          <draw:frame draw:style-name="gr34" draw:text-style-name="P10" draw:layer="layout" svg:width="0.514cm" svg:height="0.268cm" svg:x="14.21cm" svg:y="15.511cm">
            <draw:text-box>
              <text:p text:style-name="P7"><text:span text:style-name="T8">Hohn</text:span></text:p>
            </draw:text-box>
          </draw:frame>
          <draw:line draw:style-name="gr4" draw:text-style-name="P1" draw:layer="layout" svg:x1="5.885cm" svg:y1="4.613cm" svg:x2="5.885cm" svg:y2="7.643cm">
            <text:p/>
          </draw:line>
          <draw:line draw:style-name="gr4" draw:text-style-name="P1" draw:layer="layout" svg:x1="3.984cm" svg:y1="7.653cm" svg:x2="5.885cm" svg:y2="7.653cm">
            <text:p/>
          </draw:line>
          <draw:line draw:style-name="gr4" draw:text-style-name="P1" draw:layer="layout" svg:x1="3.975cm" svg:y1="5.719cm" svg:x2="3.975cm" svg:y2="7.653cm">
            <text:p/>
          </draw:line>
          <draw:polyline draw:style-name="gr4" draw:text-style-name="P1" draw:layer="layout" svg:width="0.482cm" svg:height="5.773cm" svg:x="3.493cm" svg:y="5.709cm" svg:viewBox="0 0 483 5774" draw:points="0,5774 0,0 483,0">
            <text:p/>
          </draw:polyline>
          <draw:polyline draw:style-name="gr4" draw:text-style-name="P1" draw:layer="layout" svg:width="0.109cm" svg:height="0.258cm" svg:x="8.308cm" svg:y="16.576cm" svg:viewBox="0 0 110 259" draw:points="0,0 110,0 110,259 0,259">
            <text:p/>
          </draw:polyline>
          <draw:frame draw:style-name="gr35" draw:text-style-name="P8" draw:layer="layout" svg:width="0.62cm" svg:height="0.383cm" svg:x="17.281cm" svg:y="10.213cm">
            <draw:text-box>
              <text:p text:style-name="P7"><text:span text:style-name="T6">Rab</text:span></text:p>
            </draw:text-box>
          </draw:frame>
          <draw:frame draw:style-name="gr36" draw:text-style-name="P10" draw:layer="layout" svg:width="2.648cm" svg:height="0.268cm" svg:x="8.482cm" svg:y="16.552cm">
            <draw:text-box>
              <text:p text:style-name="P7"><text:span text:style-name="T8">Osh 205. 3g.KGZ.pig(*).CG</text:span></text:p>
            </draw:text-box>
          </draw:frame>
          <draw:line draw:style-name="gr4" draw:text-style-name="P1" draw:layer="layout" svg:x1="6.049cm" svg:y1="16.705cm" svg:x2="6.779cm" svg:y2="16.705cm">
            <text:p/>
          </draw:line>
          <draw:polyline draw:style-name="gr4" draw:text-style-name="P1" draw:layer="layout" svg:width="0.109cm" svg:height="0.258cm" svg:x="12.229cm" svg:y="16.874cm" svg:viewBox="0 0 110 259" draw:points="0,0 110,0 110,259 0,259">
            <text:p/>
          </draw:polyline>
          <draw:frame draw:style-name="gr9" draw:text-style-name="P11" draw:layer="layout" svg:width="1.268cm" svg:height="0.289cm" svg:x="6.789cm" svg:y="16.547cm">
            <draw:text-box>
              <text:p text:style-name="P7"><text:span text:style-name="T9"><text:s/></text:span><text:span text:style-name="T9">AF455784</text:span></text:p>
            </draw:text-box>
          </draw:frame>
          <draw:frame draw:style-name="gr37" draw:text-style-name="P10" draw:layer="layout" svg:width="3.308cm" svg:height="0.268cm" svg:x="12.403cm" svg:y="16.85cm">
            <draw:text-box>
              <text:p text:style-name="P7"><text:span text:style-name="T8">K081. 3g.DEU.NW.rabbit.FLI.2015</text:span></text:p>
            </draw:text-box>
          </draw:frame>
          <draw:line draw:style-name="gr4" draw:text-style-name="P1" draw:layer="layout" svg:x1="6.049cm" svg:y1="17.003cm" svg:x2="10.358cm" svg:y2="17.003cm">
            <text:p/>
          </draw:line>
          <draw:polyline draw:style-name="gr4" draw:text-style-name="P1" draw:layer="layout" svg:width="0.149cm" svg:height="0.556cm" svg:x="15.842cm" svg:y="16.576cm" svg:viewBox="0 0 150 557" draw:points="0,0 150,0 150,557 0,557">
            <text:p/>
          </draw:polyline>
          <draw:frame draw:style-name="gr28" draw:text-style-name="P11" draw:layer="layout" svg:width="1.281cm" svg:height="0.289cm" svg:x="10.691cm" svg:y="16.844cm">
            <draw:text-box>
              <text:p text:style-name="P7"><text:span text:style-name="T9"><text:s/></text:span><text:span text:style-name="T9">KY092465</text:span></text:p>
            </draw:text-box>
          </draw:frame>
          <draw:line draw:style-name="gr4" draw:text-style-name="P1" draw:layer="layout" svg:x1="6.039cm" svg:y1="16.705cm" svg:x2="6.039cm" svg:y2="16.844cm">
            <text:p/>
          </draw:line>
          <draw:line draw:style-name="gr4" draw:text-style-name="P1" draw:layer="layout" svg:x1="6.039cm" svg:y1="16.864cm" svg:x2="6.039cm" svg:y2="17.003cm">
            <text:p/>
          </draw:line>
          <draw:line draw:style-name="gr4" draw:text-style-name="P1" draw:layer="layout" svg:x1="4.982cm" svg:y1="16.854cm" svg:x2="6.039cm" svg:y2="16.854cm">
            <text:p/>
          </draw:line>
          <draw:polyline draw:style-name="gr4" draw:text-style-name="P1" draw:layer="layout" svg:width="0.109cm" svg:height="0.258cm" svg:x="8.323cm" svg:y="17.172cm" svg:viewBox="0 0 110 259" draw:points="0,0 110,0 110,259 0,259">
            <text:p/>
          </draw:polyline>
          <draw:frame draw:style-name="gr38" draw:text-style-name="P9" draw:layer="layout" svg:width="0.332cm" svg:height="0.366cm" svg:x="16.076cm" svg:y="16.646cm">
            <draw:text-box>
              <text:p text:style-name="P7"><text:span text:style-name="T11">3g</text:span></text:p>
            </draw:text-box>
          </draw:frame>
          <draw:frame draw:style-name="gr39" draw:text-style-name="P10" draw:layer="layout" svg:width="2.5cm" svg:height="0.268cm" svg:x="8.497cm" svg:y="17.147cm">
            <draw:text-box>
              <text:p text:style-name="P7"><text:span text:style-name="T8">swX07-E1. 3f.SWE.pig.CG</text:span></text:p>
            </draw:text-box>
          </draw:frame>
          <draw:line draw:style-name="gr4" draw:text-style-name="P1" draw:layer="layout" svg:x1="6.297cm" svg:y1="17.301cm" svg:x2="6.774cm" svg:y2="17.301cm">
            <text:p/>
          </draw:line>
          <draw:frame draw:style-name="gr40" draw:text-style-name="P11" draw:layer="layout" svg:width="1.297cm" svg:height="0.289cm" svg:x="6.784cm" svg:y="17.142cm">
            <draw:text-box>
              <text:p text:style-name="P7"><text:span text:style-name="T9"><text:s/></text:span><text:span text:style-name="T9">EU360977</text:span></text:p>
            </draw:text-box>
          </draw:frame>
          <draw:polygon draw:style-name="gr5" draw:text-style-name="P6" draw:layer="layout" svg:width="0.943cm" svg:height="0.595cm" svg:x="7.866cm" svg:y="17.469cm" svg:viewBox="0 0 944 596" draw:points="0,303 0,293 944,0 944,596">
            <text:p/>
          </draw:polygon>
          <draw:line draw:style-name="gr4" draw:text-style-name="P1" draw:layer="layout" svg:x1="6.918cm" svg:y1="17.767cm" svg:x2="7.856cm" svg:y2="17.767cm">
            <text:p/>
          </draw:line>
          <draw:frame draw:style-name="gr41" draw:text-style-name="P9" draw:layer="layout" svg:width="0.417cm" svg:height="0.366cm" svg:x="8.819cm" svg:y="17.559cm">
            <draw:text-box>
              <text:p text:style-name="P7"><text:span text:style-name="T11"><text:s/></text:span><text:span text:style-name="T11">3e</text:span></text:p>
            </draw:text-box>
          </draw:frame>
          <draw:polygon draw:style-name="gr5" draw:text-style-name="P6" draw:layer="layout" svg:width="1.111cm" svg:height="0.635cm" svg:x="7.246cm" svg:y="18.104cm" svg:viewBox="0 0 1112 636" draw:points="0,324 0,314 1112,0 1112,636">
            <text:p/>
          </draw:polygon>
          <draw:line draw:style-name="gr4" draw:text-style-name="P1" draw:layer="layout" svg:x1="6.918cm" svg:y1="18.422cm" svg:x2="7.236cm" svg:y2="18.422cm">
            <text:p/>
          </draw:line>
          <draw:line draw:style-name="gr4" draw:text-style-name="P1" draw:layer="layout" svg:x1="6.908cm" svg:y1="17.767cm" svg:x2="6.908cm" svg:y2="18.084cm">
            <text:p/>
          </draw:line>
          <draw:line draw:style-name="gr4" draw:text-style-name="P1" draw:layer="layout" svg:x1="6.908cm" svg:y1="18.104cm" svg:x2="6.908cm" svg:y2="18.422cm">
            <text:p/>
          </draw:line>
          <draw:polyline draw:style-name="gr4" draw:text-style-name="P1" draw:layer="layout" svg:width="0.62cm" svg:height="0.387cm" svg:x="6.288cm" svg:y="17.707cm" svg:viewBox="0 0 621 388" draw:points="0,0 0,388 621,388">
            <text:p/>
          </draw:polyline>
          <draw:line draw:style-name="gr4" draw:text-style-name="P1" draw:layer="layout" svg:x1="6.288cm" svg:y1="17.301cm" svg:x2="6.288cm" svg:y2="17.687cm">
            <text:p/>
          </draw:line>
          <draw:line draw:style-name="gr4" draw:text-style-name="P1" draw:layer="layout" svg:x1="4.982cm" svg:y1="17.697cm" svg:x2="6.288cm" svg:y2="17.697cm">
            <text:p/>
          </draw:line>
          <draw:polyline draw:style-name="gr4" draw:text-style-name="P1" draw:layer="layout" svg:width="0.159cm" svg:height="2.292cm" svg:x="16.577cm" svg:y="16.576cm" svg:viewBox="0 0 160 2293" draw:points="0,0 160,0 160,2293 0,2293">
            <text:p/>
          </draw:polyline>
          <draw:frame draw:style-name="gr42" draw:text-style-name="P9" draw:layer="layout" svg:width="0.357cm" svg:height="0.366cm" svg:x="8.368cm" svg:y="18.214cm">
            <draw:text-box>
              <text:p text:style-name="P7"><text:span text:style-name="T11"><text:s/></text:span><text:span text:style-name="T11">3f</text:span></text:p>
            </draw:text-box>
          </draw:frame>
          <draw:line draw:style-name="gr4" draw:text-style-name="P1" draw:layer="layout" svg:x1="4.972cm" svg:y1="16.854cm" svg:x2="4.972cm" svg:y2="17.266cm">
            <text:p/>
          </draw:line>
          <draw:line draw:style-name="gr4" draw:text-style-name="P1" draw:layer="layout" svg:x1="4.972cm" svg:y1="17.286cm" svg:x2="4.972cm" svg:y2="17.697cm">
            <text:p/>
          </draw:line>
          <draw:line draw:style-name="gr4" draw:text-style-name="P1" draw:layer="layout" svg:x1="3.503cm" svg:y1="17.276cm" svg:x2="4.972cm" svg:y2="17.276cm">
            <text:p/>
          </draw:line>
          <draw:line draw:style-name="gr4" draw:text-style-name="P1" draw:layer="layout" svg:x1="3.493cm" svg:y1="11.502cm" svg:x2="3.493cm" svg:y2="17.276cm">
            <text:p/>
          </draw:line>
          <draw:path draw:style-name="gr43" draw:text-style-name="P6" draw:layer="layout" svg:width="0.224cm" svg:height="0.223cm" svg:x="8.965cm" svg:y="8.231cm" svg:viewBox="0 0 225 224" svg:d="M225 112c0-62-50-112-112-112s-113 50-113 112 51 112 113 112 112-50 112-112z">
            <text:p/>
          </draw:path>
          <draw:path draw:style-name="gr43" draw:text-style-name="P6" draw:layer="layout" svg:width="0.223cm" svg:height="0.223cm" svg:x="8.747cm" svg:y="8.529cm" svg:viewBox="0 0 224 224" svg:d="M224 112c0-62-50-112-111-112-62 0-113 50-113 112s51 112 113 112c61 0 111-50 111-112z">
            <text:p/>
          </draw:path>
          <draw:path draw:style-name="gr43" draw:text-style-name="P6" draw:layer="layout" svg:width="0.224cm" svg:height="0.224cm" svg:x="8.702cm" svg:y="8.826cm" svg:viewBox="0 0 225 225" svg:d="M225 112c0-62-50-112-112-112-63 0-113 50-113 112s50 113 113 113c62 0 112-51 112-113z">
            <text:p/>
          </draw:path>
          <draw:path draw:style-name="gr43" draw:text-style-name="P6" draw:layer="layout" svg:width="0.224cm" svg:height="0.223cm" svg:x="8.583cm" svg:y="9.124cm" svg:viewBox="0 0 225 224" svg:d="M225 112c0-62-51-112-113-112s-112 50-112 112 50 112 112 112 113-50 113-112z">
            <text:p/>
          </draw:path>
          <draw:path draw:style-name="gr43" draw:text-style-name="P6" draw:layer="layout" svg:width="0.223cm" svg:height="0.223cm" svg:x="8.628cm" svg:y="9.422cm" svg:viewBox="0 0 224 224" svg:d="M224 112c0-62-50-112-112-112s-112 50-112 112 50 112 112 112 112-50 112-112z">
            <text:p/>
          </draw:path>
          <draw:path draw:style-name="gr43" draw:text-style-name="P6" draw:layer="layout" svg:width="0.224cm" svg:height="0.223cm" svg:x="7.61cm" svg:y="10.017cm" svg:viewBox="0 0 225 224" svg:d="M225 111c0-61-50-111-112-111s-113 50-113 111c0 63 51 113 113 113s112-50 112-113z">
            <text:p/>
          </draw:path>
          <draw:path draw:style-name="gr43" draw:text-style-name="P6" draw:layer="layout" svg:width="0.224cm" svg:height="0.224cm" svg:x="7.471cm" svg:y="10.314cm" svg:viewBox="0 0 225 225" svg:d="M225 113c0-63-50-113-113-113-62 0-112 50-112 113 0 62 50 112 112 112 63 0 113-50 113-112z">
            <text:p/>
          </draw:path>
          <draw:path draw:style-name="gr43" draw:text-style-name="P6" draw:layer="layout" svg:width="0.224cm" svg:height="0.223cm" svg:x="7.471cm" svg:y="10.612cm" svg:viewBox="0 0 225 224" svg:d="M225 112c0-62-50-112-113-112-62 0-112 50-112 112 0 61 50 112 112 112 63 0 113-51 113-112z">
            <text:p/>
          </draw:path>
          <draw:path draw:style-name="gr43" draw:text-style-name="P6" draw:layer="layout" svg:width="0.224cm" svg:height="0.223cm" svg:x="7.625cm" svg:y="10.91cm" svg:viewBox="0 0 225 224" svg:d="M225 111c0-61-50-111-112-111s-113 50-113 111c0 63 51 113 113 113s112-50 112-113z">
            <text:p/>
          </draw:path>
          <draw:path draw:style-name="gr43" draw:text-style-name="P6" draw:layer="layout" svg:width="0.223cm" svg:height="0.223cm" svg:x="7.64cm" svg:y="11.207cm" svg:viewBox="0 0 224 224" svg:d="M224 113c0-63-50-113-111-113-62 0-113 50-113 113 0 61 51 111 113 111 61 0 111-50 111-111z">
            <text:p/>
          </draw:path>
          <draw:path draw:style-name="gr43" draw:text-style-name="P6" draw:layer="layout" svg:width="0.223cm" svg:height="0.223cm" svg:x="7.829cm" svg:y="11.505cm" svg:viewBox="0 0 224 224" svg:d="M224 111c0-61-50-111-112-111-61 0-112 50-112 111 0 62 51 113 112 113 62 0 112-51 112-113z">
            <text:p/>
          </draw:path>
          <draw:path draw:style-name="gr43" draw:text-style-name="P6" draw:layer="layout" svg:width="0.224cm" svg:height="0.224cm" svg:x="7.729cm" svg:y="11.802cm" svg:viewBox="0 0 225 225" svg:d="M225 112c0-62-50-112-113-112-62 0-112 50-112 112 0 63 50 113 112 113 63 0 113-50 113-113z">
            <text:p/>
          </draw:path>
          <draw:path draw:style-name="gr43" draw:text-style-name="P6" draw:layer="layout" svg:width="0.224cm" svg:height="0.223cm" svg:x="8.002cm" svg:y="12.1cm" svg:viewBox="0 0 225 224" svg:d="M225 113c0-63-50-113-112-113-63 0-113 50-113 113 0 61 50 111 113 111 62 0 112-50 112-111z">
            <text:p/>
          </draw:path>
          <draw:path draw:style-name="gr43" draw:text-style-name="P6" draw:layer="layout" svg:width="0.223cm" svg:height="0.223cm" svg:x="7.854cm" svg:y="12.398cm" svg:viewBox="0 0 224 224" svg:d="M224 111c0-61-50-111-112-111-61 0-112 50-112 111 0 62 51 113 112 113 62 0 112-51 112-113z">
            <text:p/>
          </draw:path>
          <draw:path draw:style-name="gr43" draw:text-style-name="P6" draw:layer="layout" svg:width="0.223cm" svg:height="0.223cm" svg:x="7.948cm" svg:y="12.695cm" svg:viewBox="0 0 224 224" svg:d="M224 112c0-62-50-112-112-112s-112 50-112 112 50 112 112 112 112-50 112-112z">
            <text:p/>
          </draw:path>
          <draw:path draw:style-name="gr43" draw:text-style-name="P6" draw:layer="layout" svg:width="0.224cm" svg:height="0.223cm" svg:x="9.367cm" svg:y="12.993cm" svg:viewBox="0 0 225 224" svg:d="M225 112c0-62-50-112-112-112-63 0-113 50-113 112s50 112 113 112c62 0 112-50 112-112z">
            <text:p/>
          </draw:path>
          <draw:path draw:style-name="gr43" draw:text-style-name="P6" draw:layer="layout" svg:width="0.223cm" svg:height="0.224cm" svg:x="9.288cm" svg:y="13.29cm" svg:viewBox="0 0 224 225" svg:d="M224 112c0-62-50-112-112-112s-112 50-112 112 50 113 112 113 112-51 112-113z">
            <text:p/>
          </draw:path>
          <draw:path draw:style-name="gr43" draw:text-style-name="P6" draw:layer="layout" svg:width="0.223cm" svg:height="0.223cm" svg:x="8.737cm" svg:y="13.588cm" svg:viewBox="0 0 224 224" svg:d="M224 112c0-62-50-112-111-112-62 0-113 50-113 112s51 112 113 112c61 0 111-50 111-112z">
            <text:p/>
          </draw:path>
          <draw:path draw:style-name="gr43" draw:text-style-name="P6" draw:layer="layout" svg:width="0.224cm" svg:height="0.223cm" svg:x="9.392cm" svg:y="13.886cm" svg:viewBox="0 0 225 224" svg:d="M225 112c0-62-50-112-112-112s-113 50-113 112 51 112 113 112 112-50 112-112z">
            <text:p/>
          </draw:path>
          <draw:path draw:style-name="gr43" draw:text-style-name="P6" draw:layer="layout" svg:width="0.223cm" svg:height="0.223cm" svg:x="9.343cm" svg:y="14.183cm" svg:viewBox="0 0 224 224" svg:d="M224 112c0-62-50-112-112-112s-112 50-112 112c0 61 50 112 112 112s112-51 112-112z">
            <text:p/>
          </draw:path>
          <draw:path draw:style-name="gr43" draw:text-style-name="P6" draw:layer="layout" svg:width="0.224cm" svg:height="0.223cm" svg:x="9.253cm" svg:y="14.481cm" svg:viewBox="0 0 225 224" svg:d="M225 111c0-61-51-111-113-111s-112 50-112 111c0 63 50 113 112 113s113-50 113-113z">
            <text:p/>
          </draw:path>
          <draw:path draw:style-name="gr43" draw:text-style-name="P6" draw:layer="layout" svg:width="0.224cm" svg:height="0.224cm" svg:x="8.543cm" svg:y="14.778cm" svg:viewBox="0 0 225 225" svg:d="M225 113c0-63-51-113-113-113s-112 50-112 113c0 62 50 112 112 112s113-50 113-112z">
            <text:p/>
          </draw:path>
          <draw:path draw:style-name="gr43" draw:text-style-name="P6" draw:layer="layout" svg:width="0.224cm" svg:height="0.223cm" svg:x="8.558cm" svg:y="15.076cm" svg:viewBox="0 0 225 224" svg:d="M225 112c0-62-51-112-113-112s-112 50-112 112c0 61 50 112 112 112s113-51 113-112z">
            <text:p/>
          </draw:path>
          <draw:path draw:style-name="gr43" draw:text-style-name="P6" draw:layer="layout" svg:width="0.223cm" svg:height="0.223cm" svg:x="8.459cm" svg:y="15.374cm" svg:viewBox="0 0 224 224" svg:d="M224 111c0-61-50-111-111-111-63 0-113 50-113 111 0 63 50 113 113 113 61 0 111-50 111-113z">
            <text:p/>
          </draw:path>
          <draw:path draw:style-name="gr43" draw:text-style-name="P6" draw:layer="layout" svg:width="0.224cm" svg:height="0.223cm" svg:x="8.583cm" svg:y="15.671cm" svg:viewBox="0 0 225 224" svg:d="M225 113c0-63-51-113-113-113s-112 50-112 113c0 61 50 111 112 111s113-50 113-111z">
            <text:p/>
          </draw:path>
          <draw:path draw:style-name="gr43" draw:text-style-name="P6" draw:layer="layout" svg:width="0.223cm" svg:height="0.223cm" svg:x="8.484cm" svg:y="15.969cm" svg:viewBox="0 0 224 224" svg:d="M224 111c0-61-50-111-111-111-63 0-113 50-113 111 0 62 50 113 113 113 61 0 111-51 111-113z">
            <text:p/>
          </draw:path>
          <draw:path draw:style-name="gr43" draw:text-style-name="P6" draw:layer="layout" svg:width="0.223cm" svg:height="0.224cm" svg:x="8.484cm" svg:y="16.266cm" svg:viewBox="0 0 224 225" svg:d="M224 112c0-62-50-112-111-112-63 0-113 50-113 112 0 63 50 113 113 113 61 0 111-50 111-113z">
            <text:p/>
          </draw:path>
          <draw:path draw:style-name="gr43" draw:text-style-name="P6" draw:layer="layout" svg:width="0.223cm" svg:height="0.223cm" svg:x="10.45cm" svg:y="16.862cm" svg:viewBox="0 0 224 224" svg:d="M224 111c0-61-50-111-112-111s-112 50-112 111c0 62 50 113 112 113s112-51 112-113z">
            <text:p/>
          </draw:path>
          <draw:frame draw:style-name="gr44" draw:text-style-name="P8" draw:layer="layout" svg:width="0.717cm" svg:height="0.383cm" svg:x="16.826cm" svg:y="17.5cm">
            <draw:text-box>
              <text:p text:style-name="P7"><text:span text:style-name="T6">3feg</text:span></text:p>
            </draw:text-box>
          </draw:frame>
          <draw:frame draw:style-name="gr45" draw:text-style-name="P12" draw:layer="layout" svg:width="0.4cm" svg:height="0.217cm" svg:x="14.917cm" svg:y="8.124cm">
            <draw:text-box>
              <text:p text:style-name="P7"><text:span text:style-name="T12">1 0 0</text:span></text:p>
            </draw:text-box>
          </draw:frame>
          <draw:frame draw:style-name="gr46" draw:text-style-name="P12" draw:layer="layout" svg:width="0.252cm" svg:height="0.217cm" svg:x="8.874cm" svg:y="14.146cm">
            <draw:text-box>
              <text:p text:style-name="P7"><text:span text:style-name="T12">9 9</text:span></text:p>
            </draw:text-box>
          </draw:frame>
          <draw:frame draw:style-name="gr46" draw:text-style-name="P12" draw:layer="layout" svg:width="0.252cm" svg:height="0.217cm" svg:x="8.204cm" svg:y="9.483cm">
            <draw:text-box>
              <text:p text:style-name="P7"><text:span text:style-name="T12">7 3</text:span></text:p>
            </draw:text-box>
          </draw:frame>
          <draw:frame draw:style-name="gr46" draw:text-style-name="P12" draw:layer="layout" svg:width="0.252cm" svg:height="0.217cm" svg:x="8.829cm" svg:y="13.03cm">
            <draw:text-box>
              <text:p text:style-name="P7"><text:span text:style-name="T12">8 8</text:span></text:p>
            </draw:text-box>
          </draw:frame>
          <draw:frame draw:style-name="gr46" draw:text-style-name="P12" draw:layer="layout" svg:width="0.252cm" svg:height="0.217cm" svg:x="8.283cm" svg:y="4.955cm">
            <draw:text-box>
              <text:p text:style-name="P7"><text:span text:style-name="T12">8 4</text:span></text:p>
            </draw:text-box>
          </draw:frame>
          <draw:frame draw:style-name="gr46" draw:text-style-name="P12" draw:layer="layout" svg:width="0.252cm" svg:height="0.217cm" svg:x="8.169cm" svg:y="9.26cm">
            <draw:text-box>
              <text:p text:style-name="P7"><text:span text:style-name="T12">9 4</text:span></text:p>
            </draw:text-box>
          </draw:frame>
          <draw:frame draw:style-name="gr46" draw:text-style-name="P12" draw:layer="layout" svg:width="0.252cm" svg:height="0.217cm" svg:x="8.234cm" svg:y="5.178cm">
            <draw:text-box>
              <text:p text:style-name="P7"><text:span text:style-name="T12">5 4</text:span></text:p>
            </draw:text-box>
          </draw:frame>
          <draw:frame draw:style-name="gr46" draw:text-style-name="P12" draw:layer="layout" svg:width="0.252cm" svg:height="0.217cm" svg:x="8.184cm" svg:y="5.436cm">
            <draw:text-box>
              <text:p text:style-name="P7"><text:span text:style-name="T12">9 6</text:span></text:p>
            </draw:text-box>
          </draw:frame>
          <draw:frame draw:style-name="gr46" draw:text-style-name="P12" draw:layer="layout" svg:width="0.252cm" svg:height="0.217cm" svg:x="7.474cm" svg:y="12.757cm">
            <draw:text-box>
              <text:p text:style-name="P7"><text:span text:style-name="T12">8 0</text:span></text:p>
            </draw:text-box>
          </draw:frame>
          <draw:frame draw:style-name="gr46" draw:text-style-name="P12" draw:layer="layout" svg:width="0.252cm" svg:height="0.217cm" svg:x="7.092cm" svg:y="10.202cm">
            <draw:text-box>
              <text:p text:style-name="P7"><text:span text:style-name="T12">9 2</text:span></text:p>
            </draw:text-box>
          </draw:frame>
          <draw:frame draw:style-name="gr46" draw:text-style-name="P12" draw:layer="layout" svg:width="0.252cm" svg:height="0.217cm" svg:x="8.06cm" svg:y="16.328cm">
            <draw:text-box>
              <text:p text:style-name="P7"><text:span text:style-name="T12">7 4</text:span></text:p>
            </draw:text-box>
          </draw:frame>
          <draw:frame draw:style-name="gr46" draw:text-style-name="P12" draw:layer="layout" svg:width="0.252cm" svg:height="0.217cm" svg:x="7.951cm" svg:y="15.767cm">
            <draw:text-box>
              <text:p text:style-name="P7"><text:span text:style-name="T12">6 9</text:span></text:p>
            </draw:text-box>
          </draw:frame>
          <draw:frame draw:style-name="gr46" draw:text-style-name="P12" draw:layer="layout" svg:width="0.252cm" svg:height="0.217cm" svg:x="7.43cm" svg:y="12.534cm">
            <draw:text-box>
              <text:p text:style-name="P7"><text:span text:style-name="T12">9 7</text:span></text:p>
            </draw:text-box>
          </draw:frame>
          <draw:frame draw:style-name="gr46" draw:text-style-name="P12" draw:layer="layout" svg:width="0.252cm" svg:height="0.217cm" svg:x="6.973cm" svg:y="10.5cm">
            <draw:text-box>
              <text:p text:style-name="P7"><text:span text:style-name="T12">6 3</text:span></text:p>
            </draw:text-box>
          </draw:frame>
          <draw:frame draw:style-name="gr46" draw:text-style-name="P12" draw:layer="layout" svg:width="0.252cm" svg:height="0.217cm" svg:x="7.822cm" svg:y="15.376cm">
            <draw:text-box>
              <text:p text:style-name="P7"><text:span text:style-name="T12">9 5</text:span></text:p>
            </draw:text-box>
          </draw:frame>
          <draw:frame draw:style-name="gr46" draw:text-style-name="P12" draw:layer="layout" svg:width="0.252cm" svg:height="0.217cm" svg:x="8.234cm" svg:y="13.253cm">
            <draw:text-box>
              <text:p text:style-name="P7"><text:span text:style-name="T12">9 5</text:span></text:p>
            </draw:text-box>
          </draw:frame>
          <draw:frame draw:style-name="gr46" draw:text-style-name="P12" draw:layer="layout" svg:width="0.252cm" svg:height="0.217cm" svg:x="7.737cm" svg:y="5.713cm">
            <draw:text-box>
              <text:p text:style-name="P7"><text:span text:style-name="T12">9 5</text:span></text:p>
            </draw:text-box>
          </draw:frame>
          <draw:frame draw:style-name="gr46" draw:text-style-name="P12" draw:layer="layout" svg:width="0.252cm" svg:height="0.217cm" svg:x="7.023cm" svg:y="11.542cm">
            <draw:text-box>
              <text:p text:style-name="P7"><text:span text:style-name="T12">6 5</text:span></text:p>
            </draw:text-box>
          </draw:frame>
          <draw:frame draw:style-name="gr46" draw:text-style-name="P12" draw:layer="layout" svg:width="0.252cm" svg:height="0.217cm" svg:x="6.864cm" svg:y="10.798cm">
            <draw:text-box>
              <text:p text:style-name="P7"><text:span text:style-name="T12">6 5</text:span></text:p>
            </draw:text-box>
          </draw:frame>
          <draw:frame draw:style-name="gr46" draw:text-style-name="P12" draw:layer="layout" svg:width="0.252cm" svg:height="0.217cm" svg:x="7.579cm" svg:y="17.513cm">
            <draw:text-box>
              <text:p text:style-name="P7"><text:span text:style-name="T12">6 6</text:span></text:p>
            </draw:text-box>
          </draw:frame>
          <draw:frame draw:style-name="gr46" draw:text-style-name="P12" draw:layer="layout" svg:width="0.252cm" svg:height="0.217cm" svg:x="7.886cm" svg:y="8.268cm">
            <draw:text-box>
              <text:p text:style-name="P7"><text:span text:style-name="T12">5 3</text:span></text:p>
            </draw:text-box>
          </draw:frame>
          <draw:frame draw:style-name="gr46" draw:text-style-name="P12" draw:layer="layout" svg:width="0.252cm" svg:height="0.217cm" svg:x="7.693cm" svg:y="8.923cm">
            <draw:text-box>
              <text:p text:style-name="P7"><text:span text:style-name="T12">9 6</text:span></text:p>
            </draw:text-box>
          </draw:frame>
          <draw:frame draw:style-name="gr46" draw:text-style-name="P12" draw:layer="layout" svg:width="0.252cm" svg:height="0.217cm" svg:x="6.71cm" svg:y="11.333cm">
            <draw:text-box>
              <text:p text:style-name="P7"><text:span text:style-name="T12">7 5</text:span></text:p>
            </draw:text-box>
          </draw:frame>
          <draw:frame draw:style-name="gr46" draw:text-style-name="P12" draw:layer="layout" svg:width="0.252cm" svg:height="0.217cm" svg:x="6.958cm" svg:y="18.491cm">
            <draw:text-box>
              <text:p text:style-name="P7"><text:span text:style-name="T12">5 1</text:span></text:p>
            </draw:text-box>
          </draw:frame>
          <draw:frame draw:style-name="gr46" draw:text-style-name="P12" draw:layer="layout" svg:width="0.252cm" svg:height="0.217cm" svg:x="7.489cm" svg:y="7.211cm">
            <draw:text-box>
              <text:p text:style-name="P7"><text:span text:style-name="T12">7 0</text:span></text:p>
            </draw:text-box>
          </draw:frame>
          <draw:frame draw:style-name="gr46" draw:text-style-name="P12" draw:layer="layout" svg:width="0.252cm" svg:height="0.217cm" svg:x="6cm" svg:y="17.766cm">
            <draw:text-box>
              <text:p text:style-name="P7"><text:span text:style-name="T12">8 3</text:span></text:p>
            </draw:text-box>
          </draw:frame>
          <draw:frame draw:style-name="gr46" draw:text-style-name="P12" draw:layer="layout" svg:width="0.252cm" svg:height="0.217cm" svg:x="6.784cm" svg:y="4.359cm">
            <draw:text-box>
              <text:p text:style-name="P7"><text:span text:style-name="T12">6 6</text:span></text:p>
            </draw:text-box>
          </draw:frame>
          <draw:frame draw:style-name="gr46" draw:text-style-name="P12" draw:layer="layout" svg:width="0.252cm" svg:height="0.217cm" svg:x="5.752cm" svg:y="16.601cm">
            <draw:text-box>
              <text:p text:style-name="P7"><text:span text:style-name="T12">6 7</text:span></text:p>
            </draw:text-box>
          </draw:frame>
          <draw:frame draw:style-name="gr46" draw:text-style-name="P12" draw:layer="layout" svg:width="0.252cm" svg:height="0.217cm" svg:x="5.598cm" svg:y="7.722cm">
            <draw:text-box>
              <text:p text:style-name="P7"><text:span text:style-name="T12">5 3</text:span></text:p>
            </draw:text-box>
          </draw:frame>
          <draw:frame draw:style-name="gr46" draw:text-style-name="P12" draw:layer="layout" svg:width="0.252cm" svg:height="0.217cm" svg:x="4.685cm" svg:y="17.345cm">
            <draw:text-box>
              <text:p text:style-name="P7"><text:span text:style-name="T12">7 8</text:span></text:p>
            </draw:text-box>
          </draw:frame>
          <draw:frame draw:style-name="gr46" draw:text-style-name="P12" draw:layer="layout" svg:width="0.252cm" svg:height="0.217cm" svg:x="6.233cm" svg:y="3.62cm">
            <draw:text-box>
              <text:p text:style-name="P7"><text:span text:style-name="T12">7 5</text:span></text:p>
            </draw:text-box>
          </draw:frame>
          <draw:frame draw:style-name="gr46" draw:text-style-name="P12" draw:layer="layout" svg:width="0.252cm" svg:height="0.217cm" svg:x="4.844cm" svg:y="3.516cm">
            <draw:text-box>
              <text:p text:style-name="P7"><text:span text:style-name="T12">7 3</text:span></text:p>
            </draw:text-box>
          </draw:frame>
          <draw:line draw:style-name="gr47" draw:text-style-name="P1" draw:layer="layout" svg:x1="4.486cm" svg:y1="19.23cm" svg:x2="7.573cm" svg:y2="19.23cm">
            <text:p/>
          </draw:line>
          <draw:line draw:style-name="gr47" draw:text-style-name="P1" draw:layer="layout" svg:x1="4.486cm" svg:y1="19.151cm" svg:x2="4.486cm" svg:y2="19.309cm">
            <text:p/>
          </draw:line>
          <draw:line draw:style-name="gr47" draw:text-style-name="P1" draw:layer="layout" svg:x1="7.573cm" svg:y1="19.151cm" svg:x2="7.573cm" svg:y2="19.309cm">
            <text:p/>
          </draw:line>
          <draw:frame draw:style-name="gr46" draw:text-style-name="P12" draw:layer="layout" svg:width="0.252cm" svg:height="0.217cm" svg:x="7.32cm" svg:y="1.979cm">
            <draw:text-box>
              <text:p text:style-name="P7"><text:span text:style-name="T12">7 3</text:span></text:p>
            </draw:text-box>
          </draw:frame>
          <draw:frame draw:style-name="gr48" draw:text-style-name="P10" draw:layer="layout" svg:width="0.307cm" svg:height="0.251cm" svg:x="5.881cm" svg:y="19.327cm">
            <draw:text-box>
              <text:p text:style-name="P7"><text:span text:style-name="T13">0.2</text:span></text:p>
            </draw:text-box>
          </draw:frame>
          <draw:line draw:style-name="gr49" draw:text-style-name="P1" draw:layer="layout" svg:x1="11.789cm" svg:y1="8.063cm" svg:x2="15.323cm" svg:y2="8.06cm">
            <text:p/>
          </draw:line>
          <draw:frame draw:style-name="gr50" draw:text-style-name="P14" draw:layer="layout" svg:width="1cm" svg:height="1.115cm" svg:x="11.4cm" svg:y="7.686cm">
            <draw:text-box>
              <text:p text:style-name="P13"><text:span text:style-name="T14">//</text:span></text:p>
            </draw:text-box>
          </draw:frame>
        </draw:g>
        <draw:frame draw:style-name="gr51" draw:text-style-name="P5" draw:layer="layout" svg:width="18.403cm" svg:height="3.5cm" svg:x="1.201cm" svg:y="22.6cm">
          <draw:text-box>
            <text:p text:style-name="P4"><text:span text:style-name="T3">Figure 1a . </text:span><text:span text:style-name="T4">Molecular Phylogenetic analysis of 135 </text:span><text:span text:style-name="T15">partial RdRp.280nt </text:span><text:span text:style-name="T4">HEV genomes by Maximum Likelihood method based on the Kimura 2-parameter model. A discrete Gamma distribution was used to model evolutionary rate differences among sites. The tree is drawn to scale, with branch lengths measured in the number of substitutions per site. All positions with less than 95% site coverage were eliminated. There were a total of 280 positions in the final dataset. Evolutionary analyses were conducted in MEGA6. <text:s/>(</text:span><text:span text:style-name="T3">Figure 1a</text:span><text:span text:style-name="T4">) Global view of the unrooted tree, which correspond to </text:span><text:span text:style-name="T16">Vina-Rodriguez, 2015.Fig.4 (b)</text:span><text:span text:style-name="T17">; </text:span><text:span text:style-name="T4">(</text:span><text:span text:style-name="T3">Figure 1b</text:span><text:span text:style-name="T4">) Detailed view <text:s/>of the HEV-3 and “rabbit” clades</text:span><text:span text:style-name="T5">.</text:span><text:span text:style-name="T18"> </text:span><text:span text:style-name="T19">Some subtrees are collapsed and shown as ◄. (*) - references sequences cited by Lu ; (**) strain used in the HEV RNA WHO standard; wb – wild boar.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icrosoftSansSerif1" svg:font-family="MicrosoftSansSerif"/>
    <style:font-face style:name="Tahoma1" svg:font-family="Tahoma"/>
    <style:font-face style:name="Arial" svg:font-family="Arial"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MicrosoftSansSerif" svg:font-family="MicrosoftSansSerif" style:font-pitch="variable"/>
    <style:font-face style:name="SimSun" svg:font-family="SimSun, 宋体"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style:line-height-at-least="1.058cm" fo:text-align="justify" fo:text-indent="0cm" style:text-autospace="ideograph-alpha"/>
      <style:text-properties fo:color="#000000" fo:font-size="12pt" fo:language="en" fo:country="US" style:font-size-asian="12pt" style:language-asian="de" style:country-asian="DE" style:font-name-complex="Times New Roman"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M_5f_Tablecaption" style:display-name="M_Tablecaption" style:family="graphic">
      <style:paragraph-properties fo:margin-left="0cm" fo:margin-right="0cm" fo:margin-top="0.746cm" fo:margin-bottom="0cm" style:line-height-at-least="1.058cm" fo:text-align="center" fo:text-indent="0cm" style:text-autospace="ideograph-alpha"/>
      <style:text-properties fo:color="#000000" fo:font-size="12pt" fo:language="en" fo:country="US" style:font-size-asian="12pt" style:language-asian="de" style:country-asian="DE" style:font-name-complex="Times New Roman" style:font-family-complex="'Times New Roman'" style:font-family-generic-complex="roman" style:font-pitch-complex="variable" style:font-size-complex="12pt" style:language-complex="ar" style:country-complex="SA"/>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27T12:31:25.451000000</meta:creation-date>
    <dc:date>2016-11-10T00:01:57.529000000</dc:date>
    <meta:editing-duration>PT13H20M33S</meta:editing-duration>
    <meta:editing-cycles>47</meta:editing-cycles>
    <meta:generator>LibreOffice/5.2.2.2$Windows_x86 LibreOffice_project/8f96e87c890bf8fa77463cd4b640a2312823f3ad</meta:generator>
    <meta:document-statistic meta:object-count="413"/>
  </office:meta>
</office:document-meta>
</file>